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 снова, в будний день, сколько времени Вы проводите, смотря по телевизору новости или программы о политике и текущих событиях?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 снова, в будний день, сколько времени Вы проводите, слушая по радио новости или программы о политике и текущих событиях?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 сколько из этого времени Вы уделяете чтению материалов о политике и текущих событиях?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А теперь, ответьте, как часто Вы пользуетесь интернетом - Всемирной Сетью или электронной почтой - находясь дома или на работе, в своих личных целях?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назовите мне число от 0 до 10, если 0 означает, что необходимо быть максимально осторожным, а 10 означает, что большинству людей можно доверять.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настолько запутанной, что Вы не можете понять, что происходит на самом деле?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читаете ли Вы, что Вы можете занять активную позицию в группе, вовлечённой в политические дебаты?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Насколько Вам сложно или легко сформировать собственное мнение на политические темы?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Думаете ли Вы, что политиков, в целом, заботит то, что такие люди как Вы о них думают?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Считаете ли Вы, что политики чаще заинтересованы только в получение голосов избирателей, чем в их мнениях?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Оцените по десятибалльной шкале.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Насколько Вы лично доверяете следующим институтам.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Полиция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Политики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Европейский парламент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ОН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 наши дни некоторые люди не участвуют в выборах по той или иной причине.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Голосовали ли Вы на последних выборах в Кнессет (в мае 1999 года)?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За какую партию вы проголосовали на этих выборах?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Существуют различные способы попытаться улучшить положение вещей в Израиле или помочь предотвратить возникновение серьёзных проблем.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В течение последних 12 месяцев предприняли ли вы что-либо из следующего?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Связывались с политиком, правительством или местным правительственным чиновником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Работали в политической партии или общественном движении (как, например: «зелёные», «четыре матери» и др.)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Работали в другой организации или ассоциации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Разносили или показывали плакаты\ наклейки кампании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Подписывали петицию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Принимали участие в законной общественной демонстрации 1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Бойкотировали определённые продукты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амеренно покупали определённые продукты по политическим, этическим или экологическим причинам.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Жертвовали деньги политической организации или группе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аствовали в нелегальных акциях протеста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Есть ли политическая партия чьи взгляды Вам ближе, чем всех других партий?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Какая из партий?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Насколько Вы близки к этой партии?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Являетесь ли Вы членом какой либо политической партии?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кой?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В политике люди иногда говорят «левый» и «правый».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Где бы Вы расположили себя на этой шкале, когда 0 означает, левый и 10 означает правый?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Учитывая все обстоятельства, насколько в целом Вы довольны вашей жизнью в эти дни?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жалуйста, ответьте, используя эту карточку, где 0 означает «крайне недоволен\на» и 10 означает «абсолютно доволен\на»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кажите, пожалуйста, что Вы думаете, в общем, о состоянии образования в Израиле в эти дни?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Скажите, пожалуйста, что Вы думаете, в общем, о состоянии здравоохранения в Израиле в эти дни?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Политика может решаться на различных уровнях.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кой уровень, вы считаете должен быть основным при принятии решений в следующих областях?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...защита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окружающей среды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...борьба с организованной преступностью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...сельское хозяйство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...безопасность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...социальное благосостояние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...помощь развивающимся странам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...иммиграция и беженцы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...ценовая политика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кажите, пожалуйста, в какой степени Вы согласны или не согласны с каждым из этих высказываний.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Чем меньше правительство вмешивается в экономику, тем лучше для Израиля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аемные работники нуждаются в сильных профессиональных союзах для защиты своих условий труда и зарплат.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Гомосексуалисты и лесбиянки должны быть свободны жить своей жизнью, так, как они хотят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При любых обстоятельствах, всегда закон должен быть выполнен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Политические партии, которые хотят свергнуть демократию, должны быть запрещены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Экономический рост всегда приводит к ущербу для окружающей среды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Можно полагаться на современную науку в решении наших экологических проблем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обстоятельства, насколько, Вы бы сказали, что вы счастливы?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встречаетесь в свободное время с друзьями, родственниками или коллегами по работе?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либо, с кем Вы можете обсуждать личные и интимные темы?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равнивая себя с другими людьми Вашего возраста, как часто Вы проводите досуг в компании других людей?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ваши домочадцы жертвами кражи со взломом или нападения в течение последних пяти лет?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себя ощущаете или ощущали бы, гуляя одни в Вашем районе, когда стемнеет?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себя ощущаете или ощущали бы...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 общем, каково Ваше здоровье?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ы бы сказали что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Ограничены ли Вы, каким-либо образом, в Вашей повседневной деятельности из-за продолжительной болезни или инвалидности, немощи или проблем с психическим здоровьем?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Считаете ли Вы себя принадлежащим к определенной религии или вероисповеданию?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какой?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читали ли Вы себя когда-либо принадлежащим к определенной религии или вероисповеданию?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какой?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касаясь Вашего вероисповедания, насколько, Вы бы сказали, что Вы религиозны?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За исключением особых событий, таких как свадьбы и похороны, как часто Вы присутствуете на религиозных службах в эти дни?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роме того времени, когда Вы присутствуете на религиозных службах, как часто, если вообще, Вы молитесь?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Можете ли Вы сказать о себе, что принадлежите к группе, которую дискриминируют в Израиле?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Каковы основания для дискриминации вашей группы?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Есть ли другие основания?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Являетесь ли Вы гражданином Израиля?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ESS_R01_2002_RUS_IL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Какое гражданство Вы имеете?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ы родились в Израиле?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string" calcext:value-type="string">
            <text:p>ESS_R01_2002_RUS_IL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Сколько лет назад Вы впервые приехали жить в Израиль?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а каком языке или на каких языках Вы, как правило, разговариваете дома?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Принадлежите ли Вы к какому либо этническому меньшинству в Израиле?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одился ли Ваш отец в Израиле?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а каком континенте родился Ваш отец?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Ваша мать родилась в Израиле?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а каком континенте родилась ваша мать?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Размышляя о людях, которые в настоящее время приезжают жить в Израиль из других стран, можете ли Вы сказать, что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Размышляя о людях, которые в настоящее время приезжают жить в Израиль из стран Европы, можете ли Вы сказать, что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А что Вы можете сказать о людях, которые в настоящее время приезжают жить в Израиль не из стран Европы, сказали бы вы что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 какой степени, по Вашему мнению, Израиль должен позволять людям той же расы или этнической группы, что и большинство жителей Израиля, приезжать и жить здесь?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Как насчёт людей, принадлежащих к другой расе или этнической группе, чем большинство жителей Израиля?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ак Вы считаете, в какой степени Израиль должен позволять людям из более богатых стран Европы приезжать и жить здесь?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А как насчёт людей из более бедных стран Европы?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к Вы считаете, в какой степени Израиль должен позволять людям из более богатых стран вне Европы приезжать и жить здесь?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А как насчёт людей из более бедных стран вне Европы?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жалуйста, скажите, насколько, по Вашему мнению, важны следующие вещи при принятии решения, позволяющего людям, родившимся, выросшим и живущим за пределами Израиля, приехать жить в Израиль?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режде всего, насколько важно этим людям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... иметь хорошее образование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...иметь близких родственников, живущих здесь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...говорить на иврите или арабском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...иметь еврейское происхождение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...принадлежать к белой расе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быть обеспеченным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обладать профессиональными навыками, в которых нуждается Израиль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быть готовым принять образ жизни Израиля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кажите, пожалуйста, насколько Вы согласны или не согласны с каждым из следующих высказываний.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Обычно люди, приезжающие сюда жить и работать, снижают средний заработок.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Обычно люди, которые приезжают сюда жить и работать, более вредят экономическим возможностям бедных, чем богатых.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Люди, которые приезжают сюда жить и работать, помогают заполнить рабочие места там, где не хватает рабочих рук.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Если люди, которые приезжают сюда жить, являются безработными долгое время, они должны покинуть страну.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Людям, которые приезжают сюда жить, должны быть даны такие же права, как и каждому другому.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Если люди, которые приезжают сюда жить, совершили серьёзное преступление, они должны быть обязаны покинуть страну.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Если люди, которые приезжают жить сюда, совершили любое преступление, они должны быть обязаны покинуть страну.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читаете ли Вы, что люди, которые приезжают жить в Израиль, как правило, отнимают рабочие места у жителей Израиля, или же помогают в создании новых рабочих мест?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Большинство людей, которые приезжают сюда жить, работают и платят налоги.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ни так же пользуются услугами здравоохранения и социального обеспечения.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к Вы думаете, люди приезжающие в Израиль, больше берут, чем вкладывают, или же больше вкладывают, чем берут?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к Вы считаете, для экономики Израиля, в общем, хорошо или плохо, что люди приезжают сюда жить из других стран?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читаете ли Вы, что культурная жизнь Израиля становится беднее или богаче с приездом сюда жить людей из других стран?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тановится ли Израиль местом для жизни лучше или хуже, в связи с приездом сюда жить людей из других стран?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итуация с преступностью в Израиле становится хуже или лучше, в связи с приездом сюда жить людей из других стран?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огда люди оставляют свои страны и приезжают жить в Израиль, Вы думаете, это оказывает плохое или хорошее воздействие на те страны в дальнейшем?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сем странам выгодно, если люди смогут уезжать в страны, где их навыки наиболее требуются.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Более богатые страны несут ответственность за принятие людей из более бедных стран.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А теперь, подумав опять о людях, приезжающих из других стран жить в Израиль и принадлежащих к той же расе или этнической группе, что и большинство жителей Израиля...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асколько Вас волновало бы, если бы кто-либо из них...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... был бы назначен вашим начальником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...женился бы (вышла бы замуж) за вашего близкого родственника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А теперь, подумав опять о людях, приезжающих из других стран жить в Израиль и принадлежащих к другой расе или этнической группе, нежели большинство жителей Израиля.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асколько Вас волновало бы, если кто-либо из них..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... был бы назначен вашим начальником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...женился бы (вышла бы замуж) за вашего близкого родственника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Допустим, Вы бы выбирали, где жить.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 каком из этих трёх районов Вы бы желали жить в идеальном случае?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 бы Вы описали район, в котором Вы сейчас живёте?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Это лучше для страны, если почти каждый разделяет те же обычаи и традиции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Это лучше для страны, если в ней существует разнообразие различных религий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Это лучше для страны, если почти каждый способен говорить по крайней мере на одном общем языке.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Общинам людей, которые приезжают сюда жить, должно быть позволено давать своим детям образование в их собственных отдельных школах, если они этого желают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Если страна хочет уменьшить трения, она должна остановить иммиграцию.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асколько хорошо или плохо для страны существование следующих законов?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Закон против расовой и этнической дискриминации на работе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Закон против распространения расовой или этнической ненависти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Есть ли у Вас друзья, которые приехали жить в Израиль из другой страны?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Есть ли у Вас коллеги по работе, которые приехали жить в Израиль из другой страны?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которые люди приезжают в Израиль и обращаются за статусом беженца на том основании, что они опасаются преследования в их собственной стране.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кажите, пожалуйста, насколько Вы согласны или не согласны со следующими высказываниями.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Израиль имеет более чем достаточно людей, обращающихся за статусом беженца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Пока их просьбы о статусе беженца рассматриваются, людям должно быть разрешено работать в Израиле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Правительство должно быть либерально в решениях просьб людей о статусе беженца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Большинство просящих статус беженца, не испытывают, на самом деле, страха преследования в своих собственных странах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Пока их случаи рассматриваются, просители статуса беженца должны содержаться в охраняемых центрах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Пока их случаи рассматриваются, правительство Израиля должно оказывать финансовую поддержку просителям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Беженцам, чьи просьбы удовлетворены, должно быть разрешено привести близких членов их семей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Как Вы думаете, сколько из каждых ста жителей Израиля приехали жить в Израиль из другой страны?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ЗАПИШИТЕ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Как Вы думаете, по сравнению с другими странами Европы примерно такого же размера как Израиль (по количеству населения), сюда приезжает жить больше или меньше людей из других стран?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Как Вы думаете, в эти дни количество людей, покидающих Израиль сравнимо с количеством людей, приезжающих жить в Израиль?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о отношению к каждой из волонтёрских организаций, которые я назову сейчас, скажите мне, пожалуйста, подходят ли Вам сейчас или подходили ли в течение последних двенадцати месяцев, какой-либо из этих статусов.</text:p>
          </table:table-cell>
          <table:table-cell office:value-type="float" office:value="6261" calcext:value-type="float">
            <text:p>6261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Если «да», то какие.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... спортивный клуб или клуб для деятельности на природе?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... организация для культурной деятельности или хобби?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...профсоюз?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...предпринимательская, профессиональная или фермерская организация?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организация потребителей или автомобилистов?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организация гуманитарной помощи, прав человека, меньшинств или иммигрантов?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организация по защите окружающей среды, мира, или прав животных?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религиозная или церковная организация?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...политическая партия?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...научная организация, организация в области образования или родительский комитет?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...общественный клуб, клуб для молодёжи, пенсионеров\пожилых людей, женщин, или общества дружбы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...любая другая волонтёрская организация, похожая на одну из тех, которые я только что упомянул\а?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Имеете ли Вы личных друзей в этой организации?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... спортивный клуб или клуб для деятельности на природе?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... организация для культурной деятельности или хобби?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...профсоюз?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...предпринимательская, профессиональная или фермерская организация?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организация потребителей или автомобилистов?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организация гуманитарной помощи, прав человека, меньшинств или иммигрантов?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организация по защите окружающей среды, мира, или прав животных?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религиозная или церковная организация?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...политическая партия?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...научная организация, организация в области образования или родительский комитет?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...общественный клуб, клуб для молодёжи, пенсионеров\пожилых людей, женщин, или общества дружбы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...любая другая волонтёрская организация, похожая на одну из тех, которые я только что упомянул\а?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Насколько важен для Вас каждый из следующих аспектов в вашей жизни.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семья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друзья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досуг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политика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работа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религия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 считая того, что Вы делаете для своей семьи, на Вашей работе или в волонтёрских организациях, как часто, если вообще, Вы активно помогаете людям?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к часто, Вы бы сказали, что Вы обсуждаете политику и текущие события?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Для того, чтобы быть хорошим гражданином насколько важно, на Ваш взгляд, человеку ...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поддерживать людей, которые находятся в худшем положении, чем он сам?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голосовать на выборах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всегда соблюдать законы и правила?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формировать своё собственное мнение, независимо от других?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действовать в волонтёрских организациях?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быть активным в политике?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Как долго Вы живёте в этом районе?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Количество лет (ВКЛЮЧАЯ БЛИЖАЙШИЙ ГОД):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Могу ли я проверить, Вы сейчас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Я зачитаю список вопросов о Вашей рабочей жизни.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Пожалуйста, скажите, насколько начальство на Вашей работе позволяет Вам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регулировать ваши рабочие часы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решать, как будет организована ваша дневная работа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регулировать ваши рабочие часы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влиять на вашу рабочую обстановку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...влиять на решения по поводу общего направления в вашей работе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...изменять ваши рабочие обязанности по вашему желанию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А теперь, насколько трудно или легко было бы для Вас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найти подобную или лучшую работу у другого работодателя, если бы Вы захотели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начать свой собственный бизнес, если бы Вы захотели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Могу ли я проверить, существует ли на Вашем рабочем месте профсоюз или ему подобная организация?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Насколько сложно или легко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...иметь потенциальное влияние на действия этого профсоюза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для этого профсоюза влиять на условия вашей работы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В течение последних двенадцати месяцев, насколько Вы довольны или не довольны, в целом, тем, как ведутся дела на вашей работе или вашем рабочем месте?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В течение последних двенадцати месяцев, предприняли ли Вы какую-либо попытку улучшить условия на работе или препятствовать их ухудшению?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Были ли достигнуты какие-либо улучшения?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Вне зависимости от результата, насколько справедливо или несправедливо относились к Вашей попытке улучшить что-либо на работе?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string" calcext:value-type="string">
            <text:p>ESS_R01_2002_RUS_IL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Включая Вас, сколько всего людей, вместе с детьми, живут здесь постоянно, как члены дома?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Пол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1_2002_RUS_IL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акова его\её родственная связь по отношению к Вам?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кая фраза лучше всего описывает то место, в котором Вы живёте?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й самый высокий уровень образования Вами достигнут?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колько полных лет учёбы Вы закончили?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включая обязательные школьные годы)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Какое из этих описаний соответствует тому, что Вы делали в течение последних семи дней?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(Есть ли что-то ещё?)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Какое из этих описаний лучше всего описывает Вашу ситуацию (в последние семь дней)?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Могу я проверить, выполняли ли Вы какую-либо оплачиваемую работу (в течение часа или более) в последние 7 дней?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Была ли у Вас когда-либо оплачиваемая работа?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ESS_R01_2002_RUS_IL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Вы в последний раз были на оплачиваемой работе?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й основой работе Вы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string" calcext:value-type="string">
            <text:p>ESS_R01_2002_RUS_IL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наемных работников (если вообще) Вы имеете?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меете ли Вы рабочий контракт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колько людей, включая Вас, работает там, где Вы обычно работаете?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м основном месте работы являетесь ли Вы ответственным за работу других сотрудников?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string" calcext:value-type="string">
            <text:p>ESS_R01_2002_RUS_IL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Сколько людей находится под Вашим руководством?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какой степени Вы можете организовывать свою собственную работу?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ы можете ...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string" calcext:value-type="string">
            <text:p>ESS_R01_2002_RUS_IL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Каково общее количество рабочих часов в неделю, в соответствии с вашей ставкой или контрактом (на вашей основной работе), за исключением оплачиваемых и неоплачиваемых сверхурочных?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string" calcext:value-type="string">
            <text:p>ESS_R01_2002_RUS_IL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Независимо от часов работы, в соответствии с вашей ставкой или контрактом, сколько часов Вы работаете в обычную рабочую неделю (на вашей основной работе), включая все оплачиваемые и неоплачиваемые сверхурочные?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ESS_R01_2002_RUS_IL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Как называется Ваш основой вид деятельности?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string" calcext:value-type="string">
            <text:p>ESS_R01_2002_RUS_IL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На Вашей основной работе, какой вид работы Вы выполняете основную часть времени?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ESS_R01_2002_RUS_IL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кое обучение или квалификация требуется <text:s/>для этой работы?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string" calcext:value-type="string">
            <text:p>ESS_R01_2002_RUS_IL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Чем занимается, главным образом, фирма\ организация в которой Вы работаете?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Были ли Вы когда-либо безработным и искали работу в течение более чем трёх месяцев?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лился ли хотя бы один их этих периоды двенадцать месяцев и более?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 ли хотя бы один из этих периодов в течение последних пяти лет?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Являетесь ли Вы сейчас или были ли в прошлом членом профессионального союза или подобной организации?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ожалуйста, определите личные доходы всех Ваших домочадцев, и доходы, которые получает Ваша семья, как целое.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Каков основной источник этого общего дохода?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Если Вы сложите доходы из всех источников, каков общий месячный, чистый (нетто) доход вашей семьи?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Если Вы не знаете точную цифру, пожалуйста, скажите, приблизительную.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кое из описаний ближе всего к Вашему ощущению по поводу Вашего семейного дохода в настоящее время?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бы по каким-либо причинам Вы испытывали бы серьёзные финансовые трудности и вынуждены были бы брать деньги взаймы, чтобы покрыть все обязательные платежи, насколько это было бы трудно или легко сделать?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РЕСПОНДЕНТ ЖИВЁТ С МУЖЕМ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кой самый высокий уровень образования достигнут Вашим мужем?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Какое из этих описаний соответствует тому, что он делал в течение последних семи дней?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(Есть ли что-то ещё?)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Какое из этих описаний лучше всего описывает его ситуацию (в последние семь дней)?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Могу ли я проверить, делал ли он какую-либо оплачиваемую работу (в течение часа или более) в последние 7 дней?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string" calcext:value-type="string">
            <text:p>ESS_R01_2002_RUS_IL_24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Как называется его основой вид деятельности?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string" calcext:value-type="string">
            <text:p>ESS_R01_2002_RUS_IL_24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а его основной работе, какой вид работы он выполняет основную часть времени?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string" calcext:value-type="string">
            <text:p>ESS_R01_2002_RUS_IL_24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ое обучение или квалификация требуется для этой работы?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 его основой работе он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string" calcext:value-type="string">
            <text:p>ESS_R01_2002_RUS_IL_250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Сколько наемных работников (если вообще) он имеет?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его основном мете работы является ли он ответственным за работу других сотрудников?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string" calcext:value-type="string">
            <text:p>ESS_R01_2002_RUS_IL_25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людей находится под его руководством?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Сколько часов он работает в обычную рабочую неделю (на его основной работе)?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Пожалуйста, включите все оплачиваемые и неоплачиваемые сверхурочные.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й высший уровень образования достигнут Вашим отцом?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Когда Вам было 14 лет, работал ли Ваш отец как наёмный работник, был частным предпринимателем, или же не работал?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Сколько наемных работников (если вообще) он имел?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Являлся ли он ответственным за работу других сотрудников?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string" calcext:value-type="string">
            <text:p>ESS_R01_2002_RUS_IL_25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 назывался его основой вид деятельности?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из описаний на этой карточке лучше всего описывает вид работы, которую он делал, когда Вам было 14 лет.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Какой высший уровень образования достигнут Вашей матерью?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Когда Вам было 14 лет, работала ли Ваша мать как наёмная работница, была частным предпринимателем, или же не работала?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Сколько наемных работников (если вообще) она имела?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Являлась ли она ответственной за работу других сотрудников?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string" calcext:value-type="string">
            <text:p>ESS_R01_2002_RUS_IL_26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 назывался её основной род деятельности?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акое из этих описаний лучше всего описывает вид работы, которую она делала, когда вам было 14 лет.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радиционные профессии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В течение последних двенадцати месяцев занимались ли Вы на курсах или присутствовали на какой-либо лекции или конференции, чтобы повысить Ваши профессиональные знания или квалификацию?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Могу ли я спросить Вас о Вашем официальном семейном статусе в эти дни?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е из этих описаний подходит Вам?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Живёте ли Вы в настоящий момент со своей женой?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<text:s/>Живёте ли Вы в настоящий момент под одной крышей с другим партнёром?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Живёте ли Вы в настоящий момент под одной крышей с партнёром?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или ли Вы когда-либо под одной крышей с партнёром, не будучи с ним женаты?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Были ли Вы когда-либо разведены?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ТВЕЧАЮЩИЙ ИМЕЕТ ДЕТЕЙ ЖИВУЩИХ ДОМА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Имели ли Вы когда-либо собственных или приёмных детей, живущих в Вашем доме?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РЕСПОНДЕНТЫ МУЖСКОГО ПОЛА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Здесь мы кратко описали некоторых людей.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Пожалуйста, прочитайте каждое описание и отметьте квадрат справа, который показывает насколько описанная личность похожа или не похожа на Вас.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Имеет новые идеи, для него важно быть творческим человеком.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Он любит делать вещи своим оригинальным путём.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Для него важно быть богатым.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Он хочет иметь много денег и дорогих вещей.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н считает, что важно, чтобы к каждому человеку в мире относились, как к равному.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н верит, что все должны иметь равные возможности в жизни.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Для него важно показать свои способности.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Он хочет, чтобы люди восхищались тем, что он делает.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Ему важно жить в безопасном окружении.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Он избегает всего, что может подвергать опасности его сохранность.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н любит сюрпризы и всегда ищет новые занятия.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н считает, что в жизни важно делать много разных вещей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н верит, что люди должны делать то, что им сказано.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н считает, что люди должны следовать правилам всё время, даже тогда, когда никто за ними не наблюдает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Ему важно выслушивать людей, непохожих на него.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Даже если он с ними не согласен, он всё-таки хочет их понять.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Ему важно быть скромным и сдержанным.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Он старается не привлекать к себе внимания.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Для него важно проводить хорошо время.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Он любит баловать себя.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Ему важно самостоятельно принимать решения о том, что он делает.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Он любит быть свободным и независимым от других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Для него очень важно помогать окружающим его людям.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Он хочет заботиться об их благополучии.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Быть очень успешным – важно для него.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Он надеется, что люди признают его достижения.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Ему важно, чтобы правительство гарантировало ему безопасность от всех угроз.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Он хочет, чтоб государство было достаточно сильно, чтоб защитить своих граждан.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н ищет приключений и любит рисковать.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н хочет прожить жизнь полную эмоций.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Ему важно всегда вести себя должным образом.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Он предпочитает избегать действий, о которых кто- нибудь может сказать, что это плохо.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Ему важно, чтобы другие его уважали.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Он хочет, чтоб люди делали то, что он говорит.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Ему важно быть преданным своим друзьям.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Он хочет посвятить себя близким ему людям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Он абсолютно убежден в том, что люди должны заботиться о природе.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Забота об окружающей среде важна для него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Традиции важны для него.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Он старается следовать обычаям, принятым в его религии и семье.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Он ищет любого шанса получить удовольствие.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Для него важно делать вещи, которые доставляют ему наслаждение.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РЕСПОНДЕНТЫ ЖЕНСКОГО ПОЛА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Здесь мы кратко описали некоторых людей.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Пожалуйста, прочитайте каждое описание и отметьте квадрат справа, который показывает насколько описанная личность похожа или не похожа на Вас.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Имеет новые идеи, для неё важно быть творческим человеком.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Она любит делать вещи своим оригинальным путём.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Для неё важно быть богатой.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Она хочет иметь много денег и дорогих вещей.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на считает, что важно, чтобы к каждому человеку в мире относились, как к равному.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на верит, что все должны иметь равные возможности в жизни.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Для неё важно показать свои способности.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Она хочет, чтобы люди восхищались тем, что она делает.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Ей важно жить в безопасном окружении.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Она избегает всего, что может подвергать опасности её сохранность.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на любит сюрпризы и всегда ищет новые занятия.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на считает, что в жизни важно делать много разных вещей.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на верит, что люди должны делать то, что им сказано.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на считает, что люди должны следовать правилам всё время, даже тогда, когда никто за ними не наблюдает.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Ей важно выслушивать людей, непохожих на неё.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Даже если она с ними не согласна, она всё-таки хочет их понять.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Ей важно быть скромной и сдержанной.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Она старается не привлекать к себе внимания.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Для неё важно проводить хорошо время.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Она любит баловать себя.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Ей важно самостоятельно принимать решения о том, что она делает.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Она любит быть свободной и независимой от других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Для неё очень важно помогать окружающим её людям.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Она хочет заботиться об их благополучии.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Быть очень успешной – важно для неё.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Она надеется, что люди признают её достижения.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Ей важно, чтобы правительство гарантировало ей безопасность от всех угроз.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Она хочет, чтобы государство было достаточно сильно, чтобы защитить своих граждан.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на ищет приключений и любит рисковать.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на хочет прожить жизнь полную эмоций.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Ей важно всегда вести себя должным образом.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Она предпочитает избегать действий, о которых кто-нибудь может сказать, что это плохо.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Ей важно, чтобы другие её уважали.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Она хочет, чтобы люди делали то, что она говорит.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Ей важно быть преданной своим друзьям.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Она хочет посвятить себя близким ей людям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Она абсолютно убеждена в том, что люди должны заботиться о природе.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Забота об окружающей среде важна для неё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Традиции важны для неё.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Она старается следовать обычаям, принятым в её религии и семье.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Она ищет любого шанса получить удовольствие.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Для неё важно делать вещи, которые доставляют ей наслаждение.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Сколько всего времени, в будний день, Вы проводите, смотря телевизор?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Сколько всего времени, в будний день, Вы проводите, слушая радио?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Сколько всего времени, в будний день, Вы проводите, за чтением газет?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Иногда политика кажется настолько запутанной, что я не могу на самом деле понять, что происходит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Я считаю, что могу занять активную позицию в группе, вовлеченной в политические дебаты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Мне легко сформировать собственное мнение на политические темы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А теперь, думая о правительстве Израиля, насколько Вы довольны его работой?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А в целом, насколько Вы довольны тем, как действует демократическая система в Израиле?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В общем, можете те ли Вы сказать, что большинству людей можно доверять, или что необходимо быть максимально осторожным имея дело с людьми?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Пожалуйста, отметьте квадрат, который наиболее близок к вашему мнению, если 0 означает, что необходимо быть максимально осторожным, а 5 означает, что большинству людей можно доверять.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Считаете ли Вы, что большинство людей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Пожалуйста, определите по десятибалльной шкале, насколько Вы лично доверяете следующим институтам.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Пожалуйста, отметьте цифру, которая ближе всего отражает выше мнение.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полиция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Чем меньше правительство вмешивается в экономику, тем лучше для Израиля.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.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Наёмные работники нуждаются в сильных профсоюзах для защиты своих условий труда и зарплат.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Сколько всего времени, в будний день, Вы проводите, смотря телевизор?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Сколько всего времени, в будний день, Вы проводите, слушая радио?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Сколько всего времени, в будний день, Вы проводите за чтением газет?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Пожалуйста, отметьте, насколько Вы согласны или не согласны с каждым из следующих высказываний.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Иногда политика кажется настолько сложной, что я не могу понять, что происходит на самом деле.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Я считаю, что могу занять активную позицию в группе, вовлеченной в политические дебаты?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Мне легко сформировать собственное мнение на политические темы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Пожалуйста, отметьте квадрат, который наиболее близок к вашему мнению, если 0 означает, что вы крайне не довольны\на, а 5 означает, что вы очень доволен\на.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А теперь, думая о правительстве Израиля, насколько Вы довольны его работой?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А в целом, насколько Вы довольны тем, как действует демократическая система в Израиле?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В общем, можете те ли Вы сказать, что большинству людей можно доверять, или что необходимо быть максимально осторожным, имея дело с людьми?</text:p>
          </table:table-cell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Считаете ли Вы, что большинство людей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Пожалуйста, скажите, по шкале от 0 до 10, насколько Вы доверяете кнесету.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Чем более Вы доверяете кнесету, тем выше должна быть данная оценка.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Пожалуйста, скажите, по шкале от 0 до 10, насколько Вы доверяете судебной системе.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Чем более Вы доверяете судебной системе, тем выше должна быть данная оценка.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Пожалуйста, скажите, по шкале от 0 до 10, насколько Вы доверяете полиции.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Если Вы абсолютно не доверяете, дайте оценку 0.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Если Вы абсолютно доверяете, дайте оценку 10.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Чем более Вы доверяете полиции, тем выше должна быть данная оценка.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 целом, это хорошо для Израиля, если правительство вмешивается как можно меньше в экономику?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Должно ли правительство принимать меры для сокращения разницы в уровнях доходов.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Нуждаются ли наемные работники в сильных профессиональных союзах для защиты своих условий труда и зарплат.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В каком виде заполнена дополнительная анкета?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Просил ли респондент разъяснить ему какой-либо вопрос?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Как Вам показалось, были ли вопросы , на которые респондент отвечал неохотно?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Как Вам показалось, пытался ли респондент ответить на вопросы лучшим образом, каким мог?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В общем, чувствовали ли вы, что отвечающий понимал вопросы?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Присутствовал ли кто-либо ещё, кто вмешивался в интервью?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Кто?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ESS_R01_2002_RUS_IL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Если у вас есть какие-либо добавочные комментарии к интервью, пожалуйста, напишите их ниже.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назовите мне число от 0 до 10, если 0 означает, что необходимо быть максимально осторожным, а 10 означает, что большинству людей можно доверять.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настолько запутанной, что Вы не можете понять, что происходит на самом деле?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читаете ли Вы, что Вы можете занять активную позицию в группе, вовлечённой в политические дебаты?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Насколько Вам сложно или легко сформировать собственное мнение на политические темы?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кажите, пожалуйста, в какой степени Вы согласны или не согласны с каждым из этих высказываний.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Чем меньше правительство вмешивается в экономику, тем лучше для Израиля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аемные работники нуждаются в сильных профессиональных союзах для защиты своих условий труда и зарплат.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Оцените по десятибалльной шкале.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Насколько Вы лично доверяете следующим институтам.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Полиция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 имея дело с людьми?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Пожалуйста, отметьте квадрат, который наиболее близок к вашему мнению, если 0 означает, что необходимо быть максимально осторожным, а 5 означает, что большинству людей можно доверять.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Пожалуйста, определите по десятибалльной шкале, насколько Вы лично доверяете следующим институтам.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0 – означает, что Вы абсолютно не доверяете данному институту, а 10 – означает, что Вы полностью доверяете.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Пожалуйста, отметьте цифру, которая ближе всего отражает выше мнение.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Кнесет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юридическая система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полиция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Чем меньше правительство вмешивается в экономику, тем лучше для Израиля Пожалуйста, отметьте один квадрат.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Правительство должно принимать меры для сокращения разницы в уровнях доходов Пожалуйста, отметьте один квадрат.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Наёмные работники нуждаются в сильных профсоюзах для защиты своих условий труда и зарплат Пожалуйста, отметьте один квадрат.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Сколько всего времени, в будний день, Вы проводите, смотря телевизор?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Сколько всего времени, в будний день, Вы проводите, слушая радио?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Сколько всего времени, в будний день, Вы проводите за чтением газет?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Иногда политика кажется настолько сложной, что я не могу понять, что происходит на самом деле Пожалуйста, отметьте один квадрат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Я считаю, что могу занять активную позицию в группе, вовлеченной в политические дебаты?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Мне легко сформировать собственное мнение на политические темы Пожалуйста, отметьте один квадрат.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Пожалуйста, отметьте квадрат, который наиболее близок к вашему мнению, если 0 означает, что вы крайне не довольны\на, а 5 означает, что вы очень доволен\на.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В общем, можете те ли Вы сказать, что большинству людей можно доверять, или что необходимо быть максимально осторожным, имея дело с людьми?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Считаете ли Вы, что большинство людей попытались бы использовать Вас, если бы им представился шанс, или они попытались бы быть порядочными?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Сколько всего времени, в будний день, Вы проводите, за чтением газет?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Вы бы сказали, что большинство времени люди стараются быть полезными или что они главным образом заботятся о самих себе?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Пожалуйста, скажите, по шкале от 0 до 10, насколько Вы доверяете кнесету.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Чем более Вы доверяете кнесету, тем выше должна быть данная оценка.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Пожалуйста, скажите, по шкале от 0 до 10, насколько Вы доверяете судебной системе.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Чем более Вы доверяете судебной системе, тем выше должна быть данная оценка.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Пожалуйста, скажите, по шкале от 0 до 10, насколько Вы доверяете полиции.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Если Вы абсолютно не доверяете, дайте оценку 0.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Если Вы абсолютно доверяете, дайте оценку 10.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Чем более Вы доверяете полиции, тем выше должна быть данная оценка.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 целом, это хорошо для Израиля, если правительство вмешивается как можно меньше в экономику?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Должно ли правительство принимать меры для сокращения разницы в уровнях доходов.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Нуждаются ли наемные работники в сильных профессиональных союзах для защиты своих условий труда и зарплат.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Пожалуйста, отметьте, насколько Вы согласны или не согласны с каждым из следующих высказываний.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Иногда политика кажется настолько запутанной, что я не могу на самом деле понять, что происходит Пожалуйста, отметьте один квадрат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Я считаю, что могу занять активную позицию в группе, вовлеченной в политические дебаты?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Мне легко сформировать собственное мнение на политические темы?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 целом, насколько Вы довольны настоящим состоянием экономики Израиля?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А теперь, думая о правительстве Израиля, насколько Вы довольны его работой?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А в целом, насколько Вы довольны тем, как действует демократическая система в Израиле?</text:p>
          </table:table-cell>
          <table:table-cell office:value-type="float" office:value="6143" calcext:value-type="float">
            <text:p>6143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ни дома, ни на работе</text:p>
          </table:table-cell>
          <table:table-cell office:value-type="float" office:value="15228" calcext:value-type="float">
            <text:p>15228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</text:p>
          </table:table-cell>
          <table:table-cell office:value-type="float" office:value="15229" calcext:value-type="float">
            <text:p>1522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Менее чем раз в месяц</text:p>
          </table:table-cell>
          <table:table-cell office:value-type="float" office:value="15230" calcext:value-type="float">
            <text:p>15230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5231" calcext:value-type="float">
            <text:p>15231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232" calcext:value-type="float">
            <text:p>15232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5233" calcext:value-type="float">
            <text:p>15233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234" calcext:value-type="float">
            <text:p>15234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15235" calcext:value-type="float">
            <text:p>15235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не знаю)</text:p>
          </table:table-cell>
          <table:table-cell office:value-type="float" office:value="15236" calcext:value-type="float">
            <text:p>1523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5237" calcext:value-type="float">
            <text:p>1523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5238" calcext:value-type="float">
            <text:p>1523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239" calcext:value-type="float">
            <text:p>1523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5240" calcext:value-type="float">
            <text:p>15240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5241" calcext:value-type="float">
            <text:p>1524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5242" calcext:value-type="float">
            <text:p>15242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5243" calcext:value-type="float">
            <text:p>1524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5244" calcext:value-type="float">
            <text:p>15244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5245" calcext:value-type="float">
            <text:p>1524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5246" calcext:value-type="float">
            <text:p>1524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5247" calcext:value-type="float">
            <text:p>1524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не знаю)</text:p>
          </table:table-cell>
          <table:table-cell office:value-type="float" office:value="15248" calcext:value-type="float">
            <text:p>1524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5249" calcext:value-type="float">
            <text:p>1524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5250" calcext:value-type="float">
            <text:p>1525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5251" calcext:value-type="float">
            <text:p>15251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5252" calcext:value-type="float">
            <text:p>1525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5253" calcext:value-type="float">
            <text:p>15253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5254" calcext:value-type="float">
            <text:p>1525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5255" calcext:value-type="float">
            <text:p>1525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5256" calcext:value-type="float">
            <text:p>15256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5257" calcext:value-type="float">
            <text:p>15257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5258" calcext:value-type="float">
            <text:p>15258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5259" calcext:value-type="float">
            <text:p>1525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не знаю)</text:p>
          </table:table-cell>
          <table:table-cell office:value-type="float" office:value="15260" calcext:value-type="float">
            <text:p>1526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главным образом, заботятся о самих себе</text:p>
          </table:table-cell>
          <table:table-cell office:value-type="float" office:value="15261" calcext:value-type="float">
            <text:p>1526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5262" calcext:value-type="float">
            <text:p>1526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5263" calcext:value-type="float">
            <text:p>1526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5264" calcext:value-type="float">
            <text:p>15264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5265" calcext:value-type="float">
            <text:p>1526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5266" calcext:value-type="float">
            <text:p>1526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5267" calcext:value-type="float">
            <text:p>1526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5268" calcext:value-type="float">
            <text:p>15268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5269" calcext:value-type="float">
            <text:p>1526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5270" calcext:value-type="float">
            <text:p>1527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5271" calcext:value-type="float">
            <text:p>1527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не знаю)</text:p>
          </table:table-cell>
          <table:table-cell office:value-type="float" office:value="15272" calcext:value-type="float">
            <text:p>1527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5273" calcext:value-type="float">
            <text:p>1527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</text:p>
          </table:table-cell>
          <table:table-cell office:value-type="float" office:value="15274" calcext:value-type="float">
            <text:p>1527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 в малой степени</text:p>
          </table:table-cell>
          <table:table-cell office:value-type="float" office:value="15275" calcext:value-type="float">
            <text:p>1527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юсь</text:p>
          </table:table-cell>
          <table:table-cell office:value-type="float" office:value="15276" calcext:value-type="float">
            <text:p>152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не знаю)</text:p>
          </table:table-cell>
          <table:table-cell office:value-type="float" office:value="15277" calcext:value-type="float">
            <text:p>1527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5278" calcext:value-type="float">
            <text:p>1527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5279" calcext:value-type="float">
            <text:p>1527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5280" calcext:value-type="float">
            <text:p>1528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5281" calcext:value-type="float">
            <text:p>1528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5282" calcext:value-type="float">
            <text:p>15282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не знаю)</text:p>
          </table:table-cell>
          <table:table-cell office:value-type="float" office:value="15283" calcext:value-type="float">
            <text:p>1528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нет</text:p>
          </table:table-cell>
          <table:table-cell office:value-type="float" office:value="15284" calcext:value-type="float">
            <text:p>1528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нет</text:p>
          </table:table-cell>
          <table:table-cell office:value-type="float" office:value="15285" calcext:value-type="float">
            <text:p>1528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е уверен</text:p>
          </table:table-cell>
          <table:table-cell office:value-type="float" office:value="15286" calcext:value-type="float">
            <text:p>1528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да</text:p>
          </table:table-cell>
          <table:table-cell office:value-type="float" office:value="15287" calcext:value-type="float">
            <text:p>1528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да</text:p>
          </table:table-cell>
          <table:table-cell office:value-type="float" office:value="15288" calcext:value-type="float">
            <text:p>1528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не знаю)</text:p>
          </table:table-cell>
          <table:table-cell office:value-type="float" office:value="15289" calcext:value-type="float">
            <text:p>1528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сложно</text:p>
          </table:table-cell>
          <table:table-cell office:value-type="float" office:value="15290" calcext:value-type="float">
            <text:p>1529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ложно</text:p>
          </table:table-cell>
          <table:table-cell office:value-type="float" office:value="15291" calcext:value-type="float">
            <text:p>15291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не сложно, и не легко</text:p>
          </table:table-cell>
          <table:table-cell office:value-type="float" office:value="15292" calcext:value-type="float">
            <text:p>1529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Легко</text:p>
          </table:table-cell>
          <table:table-cell office:value-type="float" office:value="15293" calcext:value-type="float">
            <text:p>1529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легко</text:p>
          </table:table-cell>
          <table:table-cell office:value-type="float" office:value="15294" calcext:value-type="float">
            <text:p>1529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не знаю)</text:p>
          </table:table-cell>
          <table:table-cell office:value-type="float" office:value="15295" calcext:value-type="float">
            <text:p>152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Едва ли есть политики, которых заботит то, что такие люди как я о них думают</text:p>
          </table:table-cell>
          <table:table-cell office:value-type="float" office:value="15296" calcext:value-type="float">
            <text:p>1529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Очень маленькое число политиков заботит</text:p>
          </table:table-cell>
          <table:table-cell office:value-type="float" office:value="15297" calcext:value-type="float">
            <text:p>1529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Некоторых заботит</text:p>
          </table:table-cell>
          <table:table-cell office:value-type="float" office:value="15298" calcext:value-type="float">
            <text:p>15298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Многих заботит</text:p>
          </table:table-cell>
          <table:table-cell office:value-type="float" office:value="15299" calcext:value-type="float">
            <text:p>1529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Большинство политиков заботит то, что такие люди как я о них думают</text:p>
          </table:table-cell>
          <table:table-cell office:value-type="float" office:value="15300" calcext:value-type="float">
            <text:p>1530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не знаю)</text:p>
          </table:table-cell>
          <table:table-cell office:value-type="float" office:value="15301" calcext:value-type="float">
            <text:p>153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чти все политики заинтересованы только в голосах избирателей</text:p>
          </table:table-cell>
          <table:table-cell office:value-type="float" office:value="15302" calcext:value-type="float">
            <text:p>153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Большинство политиков заинтересовано только в голосах избирателей</text:p>
          </table:table-cell>
          <table:table-cell office:value-type="float" office:value="15303" calcext:value-type="float">
            <text:p>1530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Некоторые политики заинтересованы только в голосах избирателей, а другие - нет</text:p>
          </table:table-cell>
          <table:table-cell office:value-type="float" office:value="15304" calcext:value-type="float">
            <text:p>1530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Большинство политиков интересуются мнениями избирателей</text:p>
          </table:table-cell>
          <table:table-cell office:value-type="float" office:value="15305" calcext:value-type="float">
            <text:p>1530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чти все политики интересуются мнениями избирателей</text:p>
          </table:table-cell>
          <table:table-cell office:value-type="float" office:value="15306" calcext:value-type="float">
            <text:p>15306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не знаю)</text:p>
          </table:table-cell>
          <table:table-cell office:value-type="float" office:value="15307" calcext:value-type="float">
            <text:p>1530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5320" calcext:value-type="float">
            <text:p>15320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5321" calcext:value-type="float">
            <text:p>1532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 имею права голосовать</text:p>
          </table:table-cell>
          <table:table-cell office:value-type="float" office:value="15322" calcext:value-type="float">
            <text:p>1532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не знаю)</text:p>
          </table:table-cell>
          <table:table-cell office:value-type="float" office:value="15323" calcext:value-type="float">
            <text:p>15323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Единый Израиль (ישראל אחת)</text:p>
          </table:table-cell>
          <table:table-cell office:value-type="float" office:value="15324" calcext:value-type="float">
            <text:p>1532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Ликуд</text:p>
          </table:table-cell>
          <table:table-cell office:value-type="float" office:value="15325" calcext:value-type="float">
            <text:p>1532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Шас</text:p>
          </table:table-cell>
          <table:table-cell office:value-type="float" office:value="15326" calcext:value-type="float">
            <text:p>1532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Мерец</text:p>
          </table:table-cell>
          <table:table-cell office:value-type="float" office:value="15327" calcext:value-type="float">
            <text:p>1532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Мафдал</text:p>
          </table:table-cell>
          <table:table-cell office:value-type="float" office:value="15328" calcext:value-type="float">
            <text:p>1532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Йадут ха-Тора\Агуда\Дегел ха-Тора (ג)</text:p>
          </table:table-cell>
          <table:table-cell office:value-type="float" office:value="15329" calcext:value-type="float">
            <text:p>1532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30" calcext:value-type="float">
            <text:p>1533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31" calcext:value-type="float">
            <text:p>15331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32" calcext:value-type="float">
            <text:p>1533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артия Центра (Ицхак Мордехай)</text:p>
          </table:table-cell>
          <table:table-cell office:value-type="float" office:value="15333" calcext:value-type="float">
            <text:p>1533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34" calcext:value-type="float">
            <text:p>1533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35" calcext:value-type="float">
            <text:p>1533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Третий путь</text:p>
          </table:table-cell>
          <table:table-cell office:value-type="float" office:value="15336" calcext:value-type="float">
            <text:p>1533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нина Розенблюм</text:p>
          </table:table-cell>
          <table:table-cell office:value-type="float" office:value="15337" calcext:value-type="float">
            <text:p>1533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Цомет</text:p>
          </table:table-cell>
          <table:table-cell office:value-type="float" office:value="15338" calcext:value-type="float">
            <text:p>1533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Гимлаим</text:p>
          </table:table-cell>
          <table:table-cell office:value-type="float" office:value="15339" calcext:value-type="float">
            <text:p>1533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даш</text:p>
          </table:table-cell>
          <table:table-cell office:value-type="float" office:value="15340" calcext:value-type="float">
            <text:p>1534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41" calcext:value-type="float">
            <text:p>15341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42" calcext:value-type="float">
            <text:p>1534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43" calcext:value-type="float">
            <text:p>1534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ругая.</text:p>
          </table:table-cell>
          <table:table-cell office:value-type="float" office:value="15344" calcext:value-type="float">
            <text:p>1534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Белый лист\пустой биллютень</text:p>
          </table:table-cell>
          <table:table-cell office:value-type="float" office:value="15345" calcext:value-type="float">
            <text:p>1534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Отказываюсь отвечать)</text:p>
          </table:table-cell>
          <table:table-cell office:value-type="float" office:value="15346" calcext:value-type="float">
            <text:p>1534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не знаю)</text:p>
          </table:table-cell>
          <table:table-cell office:value-type="float" office:value="15347" calcext:value-type="float">
            <text:p>15347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Единый Израиль (ישראל אחת)</text:p>
          </table:table-cell>
          <table:table-cell office:value-type="float" office:value="15351" calcext:value-type="float">
            <text:p>1535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Ликуд</text:p>
          </table:table-cell>
          <table:table-cell office:value-type="float" office:value="15352" calcext:value-type="float">
            <text:p>1535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Шас</text:p>
          </table:table-cell>
          <table:table-cell office:value-type="float" office:value="15353" calcext:value-type="float">
            <text:p>15353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Мерец</text:p>
          </table:table-cell>
          <table:table-cell office:value-type="float" office:value="15354" calcext:value-type="float">
            <text:p>1535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Мафдал</text:p>
          </table:table-cell>
          <table:table-cell office:value-type="float" office:value="15355" calcext:value-type="float">
            <text:p>1535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Йадут ха-Тора\ Агуда\Дегел ха-Тора (ג)</text:p>
          </table:table-cell>
          <table:table-cell office:value-type="float" office:value="15356" calcext:value-type="float">
            <text:p>15356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57" calcext:value-type="float">
            <text:p>1535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58" calcext:value-type="float">
            <text:p>1535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59" calcext:value-type="float">
            <text:p>1535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Пария Центра (Ицхак Мордехай)</text:p>
          </table:table-cell>
          <table:table-cell office:value-type="float" office:value="15360" calcext:value-type="float">
            <text:p>1536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61" calcext:value-type="float">
            <text:p>1536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62" calcext:value-type="float">
            <text:p>1536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Третий путь</text:p>
          </table:table-cell>
          <table:table-cell office:value-type="float" office:value="15363" calcext:value-type="float">
            <text:p>15363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<text:s/>Пнина Розенблюм</text:p>
          </table:table-cell>
          <table:table-cell office:value-type="float" office:value="15364" calcext:value-type="float">
            <text:p>1536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Цомет</text:p>
          </table:table-cell>
          <table:table-cell office:value-type="float" office:value="15365" calcext:value-type="float">
            <text:p>1536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Гимлаим</text:p>
          </table:table-cell>
          <table:table-cell office:value-type="float" office:value="15366" calcext:value-type="float">
            <text:p>15366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даш</text:p>
          </table:table-cell>
          <table:table-cell office:value-type="float" office:value="15367" calcext:value-type="float">
            <text:p>1536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68" calcext:value-type="float">
            <text:p>1536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69" calcext:value-type="float">
            <text:p>1536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70" calcext:value-type="float">
            <text:p>1537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Другая.</text:p>
          </table:table-cell>
          <table:table-cell office:value-type="float" office:value="15371" calcext:value-type="float">
            <text:p>1537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(не знаю)</text:p>
          </table:table-cell>
          <table:table-cell office:value-type="float" office:value="15372" calcext:value-type="float">
            <text:p>1537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Очень близок\ка</text:p>
          </table:table-cell>
          <table:table-cell office:value-type="float" office:value="15373" calcext:value-type="float">
            <text:p>15373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Довольно близок\ка</text:p>
          </table:table-cell>
          <table:table-cell office:value-type="float" office:value="15374" calcext:value-type="float">
            <text:p>1537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Не близок\ка</text:p>
          </table:table-cell>
          <table:table-cell office:value-type="float" office:value="15375" calcext:value-type="float">
            <text:p>15375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Абсолютно не близок\ка</text:p>
          </table:table-cell>
          <table:table-cell office:value-type="float" office:value="15376" calcext:value-type="float">
            <text:p>1537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(не знаю)</text:p>
          </table:table-cell>
          <table:table-cell office:value-type="float" office:value="15377" calcext:value-type="float">
            <text:p>1537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Единый Израиль <text:s/>(ישראל אחת)</text:p>
          </table:table-cell>
          <table:table-cell office:value-type="float" office:value="15378" calcext:value-type="float">
            <text:p>1537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Ликуд</text:p>
          </table:table-cell>
          <table:table-cell office:value-type="float" office:value="15379" calcext:value-type="float">
            <text:p>1537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Шас</text:p>
          </table:table-cell>
          <table:table-cell office:value-type="float" office:value="15380" calcext:value-type="float">
            <text:p>1538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Мерец</text:p>
          </table:table-cell>
          <table:table-cell office:value-type="float" office:value="15381" calcext:value-type="float">
            <text:p>15381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Мафдал</text:p>
          </table:table-cell>
          <table:table-cell office:value-type="float" office:value="15382" calcext:value-type="float">
            <text:p>1538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Йадут ха-Тора\ Агуда\Дегел ха-Тора( (ג</text:p>
          </table:table-cell>
          <table:table-cell office:value-type="float" office:value="15383" calcext:value-type="float">
            <text:p>15383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Ам эхад (Амир Перец)</text:p>
          </table:table-cell>
          <table:table-cell office:value-type="float" office:value="15384" calcext:value-type="float">
            <text:p>1538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Шинуй (Томи Лапид)</text:p>
          </table:table-cell>
          <table:table-cell office:value-type="float" office:value="15385" calcext:value-type="float">
            <text:p>1538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артия Национального Единства (Бени Бегин), включая Моледет</text:p>
          </table:table-cell>
          <table:table-cell office:value-type="float" office:value="15386" calcext:value-type="float">
            <text:p>1538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артия Центра (Ицхак Мордехай)</text:p>
          </table:table-cell>
          <table:table-cell office:value-type="float" office:value="15387" calcext:value-type="float">
            <text:p>1538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раэль ба-алия (Щаранский)</text:p>
          </table:table-cell>
          <table:table-cell office:value-type="float" office:value="15388" calcext:value-type="float">
            <text:p>1538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Наш дом Израиль (Либерман)</text:p>
          </table:table-cell>
          <table:table-cell office:value-type="float" office:value="15389" calcext:value-type="float">
            <text:p>1538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Третий путь</text:p>
          </table:table-cell>
          <table:table-cell office:value-type="float" office:value="15390" calcext:value-type="float">
            <text:p>1539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нина Розенблюм</text:p>
          </table:table-cell>
          <table:table-cell office:value-type="float" office:value="15391" calcext:value-type="float">
            <text:p>15391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Цомет</text:p>
          </table:table-cell>
          <table:table-cell office:value-type="float" office:value="15392" calcext:value-type="float">
            <text:p>1539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Гимлаим</text:p>
          </table:table-cell>
          <table:table-cell office:value-type="float" office:value="15393" calcext:value-type="float">
            <text:p>15393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даш</text:p>
          </table:table-cell>
          <table:table-cell office:value-type="float" office:value="15394" calcext:value-type="float">
            <text:p>1539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Балад + Тнуа аравит ле шинуй</text:p>
          </table:table-cell>
          <table:table-cell office:value-type="float" office:value="15395" calcext:value-type="float">
            <text:p>1539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-Тнуа ха-Аравит ха-Меухедет</text:p>
          </table:table-cell>
          <table:table-cell office:value-type="float" office:value="15396" calcext:value-type="float">
            <text:p>1539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Ха-Арви ха-Хадаш (Микрам Махол)</text:p>
          </table:table-cell>
          <table:table-cell office:value-type="float" office:value="15397" calcext:value-type="float">
            <text:p>1539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ругая</text:p>
          </table:table-cell>
          <table:table-cell office:value-type="float" office:value="15398" calcext:value-type="float">
            <text:p>15398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Отказываюсь отвечать)</text:p>
          </table:table-cell>
          <table:table-cell office:value-type="float" office:value="15399" calcext:value-type="float">
            <text:p>1539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не знаю)</text:p>
          </table:table-cell>
          <table:table-cell office:value-type="float" office:value="15400" calcext:value-type="float">
            <text:p>1540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Левый</text:p>
          </table:table-cell>
          <table:table-cell office:value-type="float" office:value="15401" calcext:value-type="float">
            <text:p>1540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5402" calcext:value-type="float">
            <text:p>1540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5403" calcext:value-type="float">
            <text:p>15403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5404" calcext:value-type="float">
            <text:p>1540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5405" calcext:value-type="float">
            <text:p>15405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5406" calcext:value-type="float">
            <text:p>15406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5407" calcext:value-type="float">
            <text:p>1540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5408" calcext:value-type="float">
            <text:p>15408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5409" calcext:value-type="float">
            <text:p>154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5410" calcext:value-type="float">
            <text:p>154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Правый</text:p>
          </table:table-cell>
          <table:table-cell office:value-type="float" office:value="15411" calcext:value-type="float">
            <text:p>1541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не знаю)</text:p>
          </table:table-cell>
          <table:table-cell office:value-type="float" office:value="15412" calcext:value-type="float">
            <text:p>1541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5413" calcext:value-type="float">
            <text:p>1541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15414" calcext:value-type="float">
            <text:p>1541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15415" calcext:value-type="float">
            <text:p>1541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15416" calcext:value-type="float">
            <text:p>1541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15417" calcext:value-type="float">
            <text:p>1541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15418" calcext:value-type="float">
            <text:p>15418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15419" calcext:value-type="float">
            <text:p>1541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15420" calcext:value-type="float">
            <text:p>1542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15421" calcext:value-type="float">
            <text:p>1542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15422" calcext:value-type="float">
            <text:p>1542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5423" calcext:value-type="float">
            <text:p>154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не знаю)</text:p>
          </table:table-cell>
          <table:table-cell office:value-type="float" office:value="15424" calcext:value-type="float">
            <text:p>15424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Крайне плохое</text:p>
          </table:table-cell>
          <table:table-cell office:value-type="float" office:value="15425" calcext:value-type="float">
            <text:p>1542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15426" calcext:value-type="float">
            <text:p>1542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2" calcext:value-type="float">
            <text:p>2</text:p>
          </table:table-cell>
          <table:table-cell office:value-type="float" office:value="15427" calcext:value-type="float">
            <text:p>1542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3" calcext:value-type="float">
            <text:p>3</text:p>
          </table:table-cell>
          <table:table-cell office:value-type="float" office:value="15428" calcext:value-type="float">
            <text:p>15428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4" calcext:value-type="float">
            <text:p>4</text:p>
          </table:table-cell>
          <table:table-cell office:value-type="float" office:value="15429" calcext:value-type="float">
            <text:p>1542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5" calcext:value-type="float">
            <text:p>5</text:p>
          </table:table-cell>
          <table:table-cell office:value-type="float" office:value="15430" calcext:value-type="float">
            <text:p>1543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6" calcext:value-type="float">
            <text:p>6</text:p>
          </table:table-cell>
          <table:table-cell office:value-type="float" office:value="15431" calcext:value-type="float">
            <text:p>1543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7" calcext:value-type="float">
            <text:p>7</text:p>
          </table:table-cell>
          <table:table-cell office:value-type="float" office:value="15432" calcext:value-type="float">
            <text:p>1543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8" calcext:value-type="float">
            <text:p>8</text:p>
          </table:table-cell>
          <table:table-cell office:value-type="float" office:value="15433" calcext:value-type="float">
            <text:p>1543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float" office:value="9" calcext:value-type="float">
            <text:p>9</text:p>
          </table:table-cell>
          <table:table-cell office:value-type="float" office:value="15434" calcext:value-type="float">
            <text:p>1543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5435" calcext:value-type="float">
            <text:p>1543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не знаю)</text:p>
          </table:table-cell>
          <table:table-cell office:value-type="float" office:value="15436" calcext:value-type="float">
            <text:p>1543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Крайне плохое</text:p>
          </table:table-cell>
          <table:table-cell office:value-type="float" office:value="15425" calcext:value-type="float">
            <text:p>1542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5426" calcext:value-type="float">
            <text:p>1542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5427" calcext:value-type="float">
            <text:p>1542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5428" calcext:value-type="float">
            <text:p>15428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5429" calcext:value-type="float">
            <text:p>1542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5430" calcext:value-type="float">
            <text:p>1543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5431" calcext:value-type="float">
            <text:p>1543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5432" calcext:value-type="float">
            <text:p>1543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5433" calcext:value-type="float">
            <text:p>1543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5434" calcext:value-type="float">
            <text:p>1543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5435" calcext:value-type="float">
            <text:p>1543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не знаю)</text:p>
          </table:table-cell>
          <table:table-cell office:value-type="float" office:value="15436" calcext:value-type="float">
            <text:p>1543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Международный уровень</text:p>
          </table:table-cell>
          <table:table-cell office:value-type="float" office:value="15437" calcext:value-type="float">
            <text:p>1543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Европейский уровень</text:p>
          </table:table-cell>
          <table:table-cell office:value-type="float" office:value="15438" calcext:value-type="float">
            <text:p>1543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Национальный уровень</text:p>
          </table:table-cell>
          <table:table-cell office:value-type="float" office:value="15439" calcext:value-type="float">
            <text:p>1543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Региональный или местный уровень</text:p>
          </table:table-cell>
          <table:table-cell office:value-type="float" office:value="15440" calcext:value-type="float">
            <text:p>1544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(не знаю)</text:p>
          </table:table-cell>
          <table:table-cell office:value-type="float" office:value="15441" calcext:value-type="float">
            <text:p>1544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Крайне не счастлив\ва</text:p>
          </table:table-cell>
          <table:table-cell office:value-type="float" office:value="15448" calcext:value-type="float">
            <text:p>1544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5449" calcext:value-type="float">
            <text:p>1544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5450" calcext:value-type="float">
            <text:p>1545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5451" calcext:value-type="float">
            <text:p>15451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5452" calcext:value-type="float">
            <text:p>15452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5453" calcext:value-type="float">
            <text:p>15453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5454" calcext:value-type="float">
            <text:p>1545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5455" calcext:value-type="float">
            <text:p>1545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5456" calcext:value-type="float">
            <text:p>1545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5457" calcext:value-type="float">
            <text:p>15457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Абсолютно счастлив\ва</text:p>
          </table:table-cell>
          <table:table-cell office:value-type="float" office:value="15458" calcext:value-type="float">
            <text:p>1545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не знаю)</text:p>
          </table:table-cell>
          <table:table-cell office:value-type="float" office:value="15459" calcext:value-type="float">
            <text:p>1545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5460" calcext:value-type="float">
            <text:p>15460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один раз в месяц</text:p>
          </table:table-cell>
          <table:table-cell office:value-type="float" office:value="15461" calcext:value-type="float">
            <text:p>15461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5462" calcext:value-type="float">
            <text:p>15462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463" calcext:value-type="float">
            <text:p>1546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5464" calcext:value-type="float">
            <text:p>1546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465" calcext:value-type="float">
            <text:p>1546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15466" calcext:value-type="float">
            <text:p>1546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не знаю)</text:p>
          </table:table-cell>
          <table:table-cell office:value-type="float" office:value="15467" calcext:value-type="float">
            <text:p>15467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Значительно реже, чем большинство людей</text:p>
          </table:table-cell>
          <table:table-cell office:value-type="float" office:value="15468" calcext:value-type="float">
            <text:p>15468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 людей</text:p>
          </table:table-cell>
          <table:table-cell office:value-type="float" office:value="15469" calcext:value-type="float">
            <text:p>1546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Так же, как большинство людей</text:p>
          </table:table-cell>
          <table:table-cell office:value-type="float" office:value="15470" calcext:value-type="float">
            <text:p>1547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 людей</text:p>
          </table:table-cell>
          <table:table-cell office:value-type="float" office:value="15471" calcext:value-type="float">
            <text:p>1547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Значительно чаще, чем большинство людей</text:p>
          </table:table-cell>
          <table:table-cell office:value-type="float" office:value="15472" calcext:value-type="float">
            <text:p>1547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не знаю)</text:p>
          </table:table-cell>
          <table:table-cell office:value-type="float" office:value="15473" calcext:value-type="float">
            <text:p>15473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очень безопасно</text:p>
          </table:table-cell>
          <table:table-cell office:value-type="float" office:value="15474" calcext:value-type="float">
            <text:p>15474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безопасно</text:p>
          </table:table-cell>
          <table:table-cell office:value-type="float" office:value="15475" calcext:value-type="float">
            <text:p>15475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 безопасно</text:p>
          </table:table-cell>
          <table:table-cell office:value-type="float" office:value="15476" calcext:value-type="float">
            <text:p>1547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очень небезопасно</text:p>
          </table:table-cell>
          <table:table-cell office:value-type="float" office:value="15477" calcext:value-type="float">
            <text:p>15477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не знаю)</text:p>
          </table:table-cell>
          <table:table-cell office:value-type="float" office:value="15478" calcext:value-type="float">
            <text:p>1547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хорошее</text:p>
          </table:table-cell>
          <table:table-cell office:value-type="float" office:value="15479" calcext:value-type="float">
            <text:p>1547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хорошее</text:p>
          </table:table-cell>
          <table:table-cell office:value-type="float" office:value="15480" calcext:value-type="float">
            <text:p>1548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ормальное</text:p>
          </table:table-cell>
          <table:table-cell office:value-type="float" office:value="15481" calcext:value-type="float">
            <text:p>15481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лохое</text:p>
          </table:table-cell>
          <table:table-cell office:value-type="float" office:value="15482" calcext:value-type="float">
            <text:p>15482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плохое</text:p>
          </table:table-cell>
          <table:table-cell office:value-type="float" office:value="15483" calcext:value-type="float">
            <text:p>15483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не знаю)</text:p>
          </table:table-cell>
          <table:table-cell office:value-type="float" office:value="15484" calcext:value-type="float">
            <text:p>15484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о многом</text:p>
          </table:table-cell>
          <table:table-cell office:value-type="float" office:value="15485" calcext:value-type="float">
            <text:p>1548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 некоторой степени</text:p>
          </table:table-cell>
          <table:table-cell office:value-type="float" office:value="15486" calcext:value-type="float">
            <text:p>15486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т</text:p>
          </table:table-cell>
          <table:table-cell office:value-type="float" office:value="15487" calcext:value-type="float">
            <text:p>15487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не знаю)</text:p>
          </table:table-cell>
          <table:table-cell office:value-type="float" office:value="15488" calcext:value-type="float">
            <text:p>15488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Христианство</text:p>
          </table:table-cell>
          <table:table-cell office:value-type="float" office:value="15489" calcext:value-type="float">
            <text:p>1548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Иудаизм</text:p>
          </table:table-cell>
          <table:table-cell office:value-type="float" office:value="15490" calcext:value-type="float">
            <text:p>1549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Мусульманство</text:p>
          </table:table-cell>
          <table:table-cell office:value-type="float" office:value="15491" calcext:value-type="float">
            <text:p>15491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Друзская религия</text:p>
          </table:table-cell>
          <table:table-cell office:value-type="float" office:value="15492" calcext:value-type="float">
            <text:p>1549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Другая</text:p>
          </table:table-cell>
          <table:table-cell office:value-type="float" office:value="15493" calcext:value-type="float">
            <text:p>15493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не знаю)</text:p>
          </table:table-cell>
          <table:table-cell office:value-type="float" office:value="15494" calcext:value-type="float">
            <text:p>1549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Христианство</text:p>
          </table:table-cell>
          <table:table-cell office:value-type="float" office:value="15489" calcext:value-type="float">
            <text:p>1548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Иудаизм</text:p>
          </table:table-cell>
          <table:table-cell office:value-type="float" office:value="15490" calcext:value-type="float">
            <text:p>1549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Мусульманство</text:p>
          </table:table-cell>
          <table:table-cell office:value-type="float" office:value="15491" calcext:value-type="float">
            <text:p>15491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рузская религия</text:p>
          </table:table-cell>
          <table:table-cell office:value-type="float" office:value="15492" calcext:value-type="float">
            <text:p>1549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ругая</text:p>
          </table:table-cell>
          <table:table-cell office:value-type="float" office:value="15493" calcext:value-type="float">
            <text:p>15493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не знаю)</text:p>
          </table:table-cell>
          <table:table-cell office:value-type="float" office:value="15494" calcext:value-type="float">
            <text:p>1549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Абсолютно не религиозен\на</text:p>
          </table:table-cell>
          <table:table-cell office:value-type="float" office:value="15495" calcext:value-type="float">
            <text:p>1549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5496" calcext:value-type="float">
            <text:p>1549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5497" calcext:value-type="float">
            <text:p>15497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5498" calcext:value-type="float">
            <text:p>15498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5499" calcext:value-type="float">
            <text:p>1549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5500" calcext:value-type="float">
            <text:p>155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5501" calcext:value-type="float">
            <text:p>155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5502" calcext:value-type="float">
            <text:p>15502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5503" calcext:value-type="float">
            <text:p>1550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5504" calcext:value-type="float">
            <text:p>1550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Очень религиозен\на</text:p>
          </table:table-cell>
          <table:table-cell office:value-type="float" office:value="15505" calcext:value-type="float">
            <text:p>1550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не знаю)</text:p>
          </table:table-cell>
          <table:table-cell office:value-type="float" office:value="15506" calcext:value-type="float">
            <text:p>1550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ждый день</text:p>
          </table:table-cell>
          <table:table-cell office:value-type="float" office:value="15507" calcext:value-type="float">
            <text:p>1550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5508" calcext:value-type="float">
            <text:p>1550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Раз в неделю</text:p>
          </table:table-cell>
          <table:table-cell office:value-type="float" office:value="15509" calcext:value-type="float">
            <text:p>155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 крайне мере, раз в месяц</text:p>
          </table:table-cell>
          <table:table-cell office:value-type="float" office:value="15510" calcext:value-type="float">
            <text:p>1551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Только в особые святые дни</text:p>
          </table:table-cell>
          <table:table-cell office:value-type="float" office:value="15511" calcext:value-type="float">
            <text:p>1551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Ещё реже</text:p>
          </table:table-cell>
          <table:table-cell office:value-type="float" office:value="15512" calcext:value-type="float">
            <text:p>1551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икогда</text:p>
          </table:table-cell>
          <table:table-cell office:value-type="float" office:value="15513" calcext:value-type="float">
            <text:p>155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не знаю)</text:p>
          </table:table-cell>
          <table:table-cell office:value-type="float" office:value="15514" calcext:value-type="float">
            <text:p>15514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ждый день</text:p>
          </table:table-cell>
          <table:table-cell office:value-type="float" office:value="15507" calcext:value-type="float">
            <text:p>1550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5508" calcext:value-type="float">
            <text:p>1550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Раз в неделю</text:p>
          </table:table-cell>
          <table:table-cell office:value-type="float" office:value="15509" calcext:value-type="float">
            <text:p>155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о крайне мере, раз в месяц</text:p>
          </table:table-cell>
          <table:table-cell office:value-type="float" office:value="15510" calcext:value-type="float">
            <text:p>1551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Только в особые святые дни</text:p>
          </table:table-cell>
          <table:table-cell office:value-type="float" office:value="15511" calcext:value-type="float">
            <text:p>1551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Ещё реже</text:p>
          </table:table-cell>
          <table:table-cell office:value-type="float" office:value="15512" calcext:value-type="float">
            <text:p>1551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Никогда</text:p>
          </table:table-cell>
          <table:table-cell office:value-type="float" office:value="15513" calcext:value-type="float">
            <text:p>155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не знаю)</text:p>
          </table:table-cell>
          <table:table-cell office:value-type="float" office:value="15514" calcext:value-type="float">
            <text:p>15514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15515" calcext:value-type="float">
            <text:p>1551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15516" calcext:value-type="float">
            <text:p>15516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Религия</text:p>
          </table:table-cell>
          <table:table-cell office:value-type="float" office:value="15517" calcext:value-type="float">
            <text:p>1551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Язык</text:p>
          </table:table-cell>
          <table:table-cell office:value-type="float" office:value="15518" calcext:value-type="float">
            <text:p>1551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Этническая группа</text:p>
          </table:table-cell>
          <table:table-cell office:value-type="float" office:value="15519" calcext:value-type="float">
            <text:p>1551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Возраст</text:p>
          </table:table-cell>
          <table:table-cell office:value-type="float" office:value="15520" calcext:value-type="float">
            <text:p>15520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Пол</text:p>
          </table:table-cell>
          <table:table-cell office:value-type="float" office:value="15521" calcext:value-type="float">
            <text:p>15521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15522" calcext:value-type="float">
            <text:p>1552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Инвалидность</text:p>
          </table:table-cell>
          <table:table-cell office:value-type="float" office:value="15523" calcext:value-type="float">
            <text:p>1552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не знаю)</text:p>
          </table:table-cell>
          <table:table-cell office:value-type="float" office:value="15524" calcext:value-type="float">
            <text:p>1552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В течение последнего года</text:p>
          </table:table-cell>
          <table:table-cell office:value-type="float" office:value="15525" calcext:value-type="float">
            <text:p>15525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лет назад</text:p>
          </table:table-cell>
          <table:table-cell office:value-type="float" office:value="15526" calcext:value-type="float">
            <text:p>15526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лет назад</text:p>
          </table:table-cell>
          <table:table-cell office:value-type="float" office:value="15527" calcext:value-type="float">
            <text:p>1552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лет назад</text:p>
          </table:table-cell>
          <table:table-cell office:value-type="float" office:value="15528" calcext:value-type="float">
            <text:p>1552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5529" calcext:value-type="float">
            <text:p>1552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не знаю)</text:p>
          </table:table-cell>
          <table:table-cell office:value-type="float" office:value="15530" calcext:value-type="float">
            <text:p>15530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ЗАПИШИТЕ ДО ДВУХ ЯЗЫКОВ</text:p>
          </table:table-cell>
          <table:table-cell office:value-type="float" office:value="15531" calcext:value-type="float">
            <text:p>15531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ESS_R01_2002_RUS_IL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не знаю)</text:p>
          </table:table-cell>
          <table:table-cell office:value-type="float" office:value="15532" calcext:value-type="float">
            <text:p>1553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Европа</text:p>
          </table:table-cell>
          <table:table-cell office:value-type="float" office:value="15533" calcext:value-type="float">
            <text:p>1553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фрика</text:p>
          </table:table-cell>
          <table:table-cell office:value-type="float" office:value="15534" calcext:value-type="float">
            <text:p>1553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зия</text:p>
          </table:table-cell>
          <table:table-cell office:value-type="float" office:value="15535" calcext:value-type="float">
            <text:p>1553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Северная Америка</text:p>
          </table:table-cell>
          <table:table-cell office:value-type="float" office:value="15536" calcext:value-type="float">
            <text:p>1553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Южная Америка и Карибские острова</text:p>
          </table:table-cell>
          <table:table-cell office:value-type="float" office:value="15537" calcext:value-type="float">
            <text:p>15537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Австралия</text:p>
          </table:table-cell>
          <table:table-cell office:value-type="float" office:value="15538" calcext:value-type="float">
            <text:p>1553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не знаю)</text:p>
          </table:table-cell>
          <table:table-cell office:value-type="float" office:value="15539" calcext:value-type="float">
            <text:p>1553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Европа</text:p>
          </table:table-cell>
          <table:table-cell office:value-type="float" office:value="15533" calcext:value-type="float">
            <text:p>1553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фрика</text:p>
          </table:table-cell>
          <table:table-cell office:value-type="float" office:value="15534" calcext:value-type="float">
            <text:p>1553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зия</text:p>
          </table:table-cell>
          <table:table-cell office:value-type="float" office:value="15535" calcext:value-type="float">
            <text:p>1553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Северная Америка</text:p>
          </table:table-cell>
          <table:table-cell office:value-type="float" office:value="15536" calcext:value-type="float">
            <text:p>1553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Южная Америка и Карибские острова</text:p>
          </table:table-cell>
          <table:table-cell office:value-type="float" office:value="15537" calcext:value-type="float">
            <text:p>15537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Австралия</text:p>
          </table:table-cell>
          <table:table-cell office:value-type="float" office:value="15538" calcext:value-type="float">
            <text:p>1553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не знаю)</text:p>
          </table:table-cell>
          <table:table-cell office:value-type="float" office:value="15539" calcext:value-type="float">
            <text:p>1553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В основном они принадлежат к той же расе или этнической группе, что и большинство жителей Израиля</text:p>
          </table:table-cell>
          <table:table-cell office:value-type="float" office:value="15540" calcext:value-type="float">
            <text:p>1554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В основном они принадлежат к другой расе или этнической группе</text:p>
          </table:table-cell>
          <table:table-cell office:value-type="float" office:value="15541" calcext:value-type="float">
            <text:p>15541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42" calcext:value-type="float">
            <text:p>1554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не знаю)</text:p>
          </table:table-cell>
          <table:table-cell office:value-type="float" office:value="15543" calcext:value-type="float">
            <text:p>15543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Большинство приезжает из более богатых стран Европы</text:p>
          </table:table-cell>
          <table:table-cell office:value-type="float" office:value="15544" calcext:value-type="float">
            <text:p>15544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Большинство приезжает из более бедных стран Европы</text:p>
          </table:table-cell>
          <table:table-cell office:value-type="float" office:value="15545" calcext:value-type="float">
            <text:p>1554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46" calcext:value-type="float">
            <text:p>15546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не знаю)</text:p>
          </table:table-cell>
          <table:table-cell office:value-type="float" office:value="15547" calcext:value-type="float">
            <text:p>15547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Большинство приезжает из более богатых неевропейских стран</text:p>
          </table:table-cell>
          <table:table-cell office:value-type="float" office:value="15548" calcext:value-type="float">
            <text:p>1554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Большинство приезжает из более бедных неевропейских стран</text:p>
          </table:table-cell>
          <table:table-cell office:value-type="float" office:value="15549" calcext:value-type="float">
            <text:p>1554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Их соотношение половина наполовину</text:p>
          </table:table-cell>
          <table:table-cell office:value-type="float" office:value="15550" calcext:value-type="float">
            <text:p>1555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не знаю)</text:p>
          </table:table-cell>
          <table:table-cell office:value-type="float" office:value="15551" calcext:value-type="float">
            <text:p>15551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многим приезжать и жить здесь</text:p>
          </table:table-cell>
          <table:table-cell office:value-type="float" office:value="15552" calcext:value-type="float">
            <text:p>1555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некоторым</text:p>
          </table:table-cell>
          <table:table-cell office:value-type="float" office:value="15553" calcext:value-type="float">
            <text:p>15553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зволять немногим</text:p>
          </table:table-cell>
          <table:table-cell office:value-type="float" office:value="15554" calcext:value-type="float">
            <text:p>1555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 позволять никому</text:p>
          </table:table-cell>
          <table:table-cell office:value-type="float" office:value="15555" calcext:value-type="float">
            <text:p>155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не знаю)</text:p>
          </table:table-cell>
          <table:table-cell office:value-type="float" office:value="15556" calcext:value-type="float">
            <text:p>1555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569" calcext:value-type="float">
            <text:p>155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\на</text:p>
          </table:table-cell>
          <table:table-cell office:value-type="float" office:value="15570" calcext:value-type="float">
            <text:p>1557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571" calcext:value-type="float">
            <text:p>1557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572" calcext:value-type="float">
            <text:p>1557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573" calcext:value-type="float">
            <text:p>155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не знаю)</text:p>
          </table:table-cell>
          <table:table-cell office:value-type="float" office:value="15574" calcext:value-type="float">
            <text:p>1557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Отнимают рабочие места</text:p>
          </table:table-cell>
          <table:table-cell office:value-type="float" office:value="15575" calcext:value-type="float">
            <text:p>1557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5576" calcext:value-type="float">
            <text:p>1557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5577" calcext:value-type="float">
            <text:p>1557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5578" calcext:value-type="float">
            <text:p>1557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5579" calcext:value-type="float">
            <text:p>1557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5580" calcext:value-type="float">
            <text:p>15580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5581" calcext:value-type="float">
            <text:p>1558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5582" calcext:value-type="float">
            <text:p>15582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5583" calcext:value-type="float">
            <text:p>1558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5584" calcext:value-type="float">
            <text:p>15584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Помогают в создании новых рабочих мест</text:p>
          </table:table-cell>
          <table:table-cell office:value-type="float" office:value="15585" calcext:value-type="float">
            <text:p>1558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не знаю)</text:p>
          </table:table-cell>
          <table:table-cell office:value-type="float" office:value="15586" calcext:value-type="float">
            <text:p>1558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целом, больше берут</text:p>
          </table:table-cell>
          <table:table-cell office:value-type="float" office:value="15587" calcext:value-type="float">
            <text:p>1558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1" calcext:value-type="float">
            <text:p>1</text:p>
          </table:table-cell>
          <table:table-cell office:value-type="float" office:value="15588" calcext:value-type="float">
            <text:p>1558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2" calcext:value-type="float">
            <text:p>2</text:p>
          </table:table-cell>
          <table:table-cell office:value-type="float" office:value="15589" calcext:value-type="float">
            <text:p>1558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3" calcext:value-type="float">
            <text:p>3</text:p>
          </table:table-cell>
          <table:table-cell office:value-type="float" office:value="15590" calcext:value-type="float">
            <text:p>15590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4" calcext:value-type="float">
            <text:p>4</text:p>
          </table:table-cell>
          <table:table-cell office:value-type="float" office:value="15591" calcext:value-type="float">
            <text:p>15591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5" calcext:value-type="float">
            <text:p>5</text:p>
          </table:table-cell>
          <table:table-cell office:value-type="float" office:value="15592" calcext:value-type="float">
            <text:p>15592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6" calcext:value-type="float">
            <text:p>6</text:p>
          </table:table-cell>
          <table:table-cell office:value-type="float" office:value="15593" calcext:value-type="float">
            <text:p>1559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7" calcext:value-type="float">
            <text:p>7</text:p>
          </table:table-cell>
          <table:table-cell office:value-type="float" office:value="15594" calcext:value-type="float">
            <text:p>1559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8" calcext:value-type="float">
            <text:p>8</text:p>
          </table:table-cell>
          <table:table-cell office:value-type="float" office:value="15595" calcext:value-type="float">
            <text:p>1559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float" office:value="9" calcext:value-type="float">
            <text:p>9</text:p>
          </table:table-cell>
          <table:table-cell office:value-type="float" office:value="15596" calcext:value-type="float">
            <text:p>1559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целом, больше вкладывают</text:p>
          </table:table-cell>
          <table:table-cell office:value-type="float" office:value="15597" calcext:value-type="float">
            <text:p>1559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не знаю)</text:p>
          </table:table-cell>
          <table:table-cell office:value-type="float" office:value="15598" calcext:value-type="float">
            <text:p>1559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5599" calcext:value-type="float">
            <text:p>1559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5600" calcext:value-type="float">
            <text:p>15600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5601" calcext:value-type="float">
            <text:p>15601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5602" calcext:value-type="float">
            <text:p>1560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5603" calcext:value-type="float">
            <text:p>15603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5604" calcext:value-type="float">
            <text:p>1560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5605" calcext:value-type="float">
            <text:p>1560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5606" calcext:value-type="float">
            <text:p>1560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5607" calcext:value-type="float">
            <text:p>15607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5608" calcext:value-type="float">
            <text:p>15608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5609" calcext:value-type="float">
            <text:p>156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не знаю)</text:p>
          </table:table-cell>
          <table:table-cell office:value-type="float" office:value="15610" calcext:value-type="float">
            <text:p>15610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Культурная жизнь становится беднее</text:p>
          </table:table-cell>
          <table:table-cell office:value-type="float" office:value="15611" calcext:value-type="float">
            <text:p>1561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5613" calcext:value-type="float">
            <text:p>15613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5614" calcext:value-type="float">
            <text:p>1561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5615" calcext:value-type="float">
            <text:p>1561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5616" calcext:value-type="float">
            <text:p>156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5617" calcext:value-type="float">
            <text:p>15617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5618" calcext:value-type="float">
            <text:p>1561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5619" calcext:value-type="float">
            <text:p>1561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5620" calcext:value-type="float">
            <text:p>1562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Культурная жизнь становится богаче</text:p>
          </table:table-cell>
          <table:table-cell office:value-type="float" office:value="15621" calcext:value-type="float">
            <text:p>1562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не знаю)</text:p>
          </table:table-cell>
          <table:table-cell office:value-type="float" office:value="15622" calcext:value-type="float">
            <text:p>1562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Становится хуже</text:p>
          </table:table-cell>
          <table:table-cell office:value-type="float" office:value="15623" calcext:value-type="float">
            <text:p>1562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5624" calcext:value-type="float">
            <text:p>1562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5625" calcext:value-type="float">
            <text:p>15625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5626" calcext:value-type="float">
            <text:p>15626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5627" calcext:value-type="float">
            <text:p>15627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5628" calcext:value-type="float">
            <text:p>15628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5629" calcext:value-type="float">
            <text:p>1562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5630" calcext:value-type="float">
            <text:p>1563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5631" calcext:value-type="float">
            <text:p>1563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5632" calcext:value-type="float">
            <text:p>1563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Становится лучше</text:p>
          </table:table-cell>
          <table:table-cell office:value-type="float" office:value="15633" calcext:value-type="float">
            <text:p>1563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не знаю)</text:p>
          </table:table-cell>
          <table:table-cell office:value-type="float" office:value="15634" calcext:value-type="float">
            <text:p>1563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Ситуация с преступностью становится хуже</text:p>
          </table:table-cell>
          <table:table-cell office:value-type="float" office:value="15635" calcext:value-type="float">
            <text:p>15635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5636" calcext:value-type="float">
            <text:p>15636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5637" calcext:value-type="float">
            <text:p>15637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5638" calcext:value-type="float">
            <text:p>1563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5639" calcext:value-type="float">
            <text:p>1563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5640" calcext:value-type="float">
            <text:p>1564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5641" calcext:value-type="float">
            <text:p>15641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5642" calcext:value-type="float">
            <text:p>1564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5643" calcext:value-type="float">
            <text:p>1564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5644" calcext:value-type="float">
            <text:p>1564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Ситуация с преступностью становится лучше</text:p>
          </table:table-cell>
          <table:table-cell office:value-type="float" office:value="15645" calcext:value-type="float">
            <text:p>15645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не знаю)</text:p>
          </table:table-cell>
          <table:table-cell office:value-type="float" office:value="15646" calcext:value-type="float">
            <text:p>15646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Это плохо для тех стран в дальнейшем.</text:p>
          </table:table-cell>
          <table:table-cell office:value-type="float" office:value="15647" calcext:value-type="float">
            <text:p>15647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5648" calcext:value-type="float">
            <text:p>15648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5649" calcext:value-type="float">
            <text:p>1564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5650" calcext:value-type="float">
            <text:p>1565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5651" calcext:value-type="float">
            <text:p>15651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5652" calcext:value-type="float">
            <text:p>15652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5653" calcext:value-type="float">
            <text:p>1565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5654" calcext:value-type="float">
            <text:p>1565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5655" calcext:value-type="float">
            <text:p>1565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5656" calcext:value-type="float">
            <text:p>1565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Это хорошо для тех стран в дальнейшем</text:p>
          </table:table-cell>
          <table:table-cell office:value-type="float" office:value="15657" calcext:value-type="float">
            <text:p>15657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не знаю)</text:p>
          </table:table-cell>
          <table:table-cell office:value-type="float" office:value="15658" calcext:value-type="float">
            <text:p>15658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59" calcext:value-type="float">
            <text:p>1565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\на</text:p>
          </table:table-cell>
          <table:table-cell office:value-type="float" office:value="15660" calcext:value-type="float">
            <text:p>1566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61" calcext:value-type="float">
            <text:p>1566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62" calcext:value-type="float">
            <text:p>1566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Абсолютно не согласен \на</text:p>
          </table:table-cell>
          <table:table-cell office:value-type="float" office:value="15663" calcext:value-type="float">
            <text:p>1566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не знаю)</text:p>
          </table:table-cell>
          <table:table-cell office:value-type="float" office:value="15664" calcext:value-type="float">
            <text:p>1566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59" calcext:value-type="float">
            <text:p>1565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\на</text:p>
          </table:table-cell>
          <table:table-cell office:value-type="float" office:value="15660" calcext:value-type="float">
            <text:p>1566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61" calcext:value-type="float">
            <text:p>1566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62" calcext:value-type="float">
            <text:p>1566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Абсолютно не согласен \на</text:p>
          </table:table-cell>
          <table:table-cell office:value-type="float" office:value="15663" calcext:value-type="float">
            <text:p>1566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не знаю)</text:p>
          </table:table-cell>
          <table:table-cell office:value-type="float" office:value="15664" calcext:value-type="float">
            <text:p>1566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Абсолютно не волновало бы</text:p>
          </table:table-cell>
          <table:table-cell office:value-type="float" office:value="15665" calcext:value-type="float">
            <text:p>156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1" calcext:value-type="float">
            <text:p>1</text:p>
          </table:table-cell>
          <table:table-cell office:value-type="float" office:value="15666" calcext:value-type="float">
            <text:p>156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2" calcext:value-type="float">
            <text:p>2</text:p>
          </table:table-cell>
          <table:table-cell office:value-type="float" office:value="15667" calcext:value-type="float">
            <text:p>1566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3" calcext:value-type="float">
            <text:p>3</text:p>
          </table:table-cell>
          <table:table-cell office:value-type="float" office:value="15668" calcext:value-type="float">
            <text:p>1566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4" calcext:value-type="float">
            <text:p>4</text:p>
          </table:table-cell>
          <table:table-cell office:value-type="float" office:value="15669" calcext:value-type="float">
            <text:p>1566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5" calcext:value-type="float">
            <text:p>5</text:p>
          </table:table-cell>
          <table:table-cell office:value-type="float" office:value="15670" calcext:value-type="float">
            <text:p>1567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6" calcext:value-type="float">
            <text:p>6</text:p>
          </table:table-cell>
          <table:table-cell office:value-type="float" office:value="15671" calcext:value-type="float">
            <text:p>1567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7" calcext:value-type="float">
            <text:p>7</text:p>
          </table:table-cell>
          <table:table-cell office:value-type="float" office:value="15672" calcext:value-type="float">
            <text:p>1567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8" calcext:value-type="float">
            <text:p>8</text:p>
          </table:table-cell>
          <table:table-cell office:value-type="float" office:value="15673" calcext:value-type="float">
            <text:p>1567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float" office:value="9" calcext:value-type="float">
            <text:p>9</text:p>
          </table:table-cell>
          <table:table-cell office:value-type="float" office:value="15674" calcext:value-type="float">
            <text:p>1567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Очень волновало бы</text:p>
          </table:table-cell>
          <table:table-cell office:value-type="float" office:value="15675" calcext:value-type="float">
            <text:p>1567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2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не знаю)</text:p>
          </table:table-cell>
          <table:table-cell office:value-type="float" office:value="15676" calcext:value-type="float">
            <text:p>156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Район, где почти нет людей принадлежащих к другой расе или этнической группе, чем большинство жителей Израиля</text:p>
          </table:table-cell>
          <table:table-cell office:value-type="float" office:value="15677" calcext:value-type="float">
            <text:p>15677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Некоторые принадлежат к другой расе или этнической группе, чем большинство жителей Израиля</text:p>
          </table:table-cell>
          <table:table-cell office:value-type="float" office:value="15678" calcext:value-type="float">
            <text:p>15678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Много людей принадлежат к другой расе или этнической группе</text:p>
          </table:table-cell>
          <table:table-cell office:value-type="float" office:value="15679" calcext:value-type="float">
            <text:p>1567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Это не имеет значение</text:p>
          </table:table-cell>
          <table:table-cell office:value-type="float" office:value="15680" calcext:value-type="float">
            <text:p>15680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не знаю)</text:p>
          </table:table-cell>
          <table:table-cell office:value-type="float" office:value="15681" calcext:value-type="float">
            <text:p>1568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Район, где почти нет людей принадлежащих к другой расе или этнической группе, чем большинство жителей Израиля</text:p>
          </table:table-cell>
          <table:table-cell office:value-type="float" office:value="15682" calcext:value-type="float">
            <text:p>1568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Некоторые принадлежат к другой расе или этнической группе, чем большинство жителей Израиля</text:p>
          </table:table-cell>
          <table:table-cell office:value-type="float" office:value="15683" calcext:value-type="float">
            <text:p>15683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о людей принадлежат к другой расе или этнической группе</text:p>
          </table:table-cell>
          <table:table-cell office:value-type="float" office:value="15684" calcext:value-type="float">
            <text:p>15684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не знаю)</text:p>
          </table:table-cell>
          <table:table-cell office:value-type="float" office:value="15685" calcext:value-type="float">
            <text:p>15685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Крайне плохо</text:p>
          </table:table-cell>
          <table:table-cell office:value-type="float" office:value="15692" calcext:value-type="float">
            <text:p>1569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1" calcext:value-type="float">
            <text:p>1</text:p>
          </table:table-cell>
          <table:table-cell office:value-type="float" office:value="15693" calcext:value-type="float">
            <text:p>1569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2" calcext:value-type="float">
            <text:p>2</text:p>
          </table:table-cell>
          <table:table-cell office:value-type="float" office:value="15694" calcext:value-type="float">
            <text:p>156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3" calcext:value-type="float">
            <text:p>3</text:p>
          </table:table-cell>
          <table:table-cell office:value-type="float" office:value="15695" calcext:value-type="float">
            <text:p>1569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4" calcext:value-type="float">
            <text:p>4</text:p>
          </table:table-cell>
          <table:table-cell office:value-type="float" office:value="15696" calcext:value-type="float">
            <text:p>1569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5" calcext:value-type="float">
            <text:p>5</text:p>
          </table:table-cell>
          <table:table-cell office:value-type="float" office:value="15697" calcext:value-type="float">
            <text:p>1569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6" calcext:value-type="float">
            <text:p>6</text:p>
          </table:table-cell>
          <table:table-cell office:value-type="float" office:value="15698" calcext:value-type="float">
            <text:p>1569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7" calcext:value-type="float">
            <text:p>7</text:p>
          </table:table-cell>
          <table:table-cell office:value-type="float" office:value="15699" calcext:value-type="float">
            <text:p>1569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8" calcext:value-type="float">
            <text:p>8</text:p>
          </table:table-cell>
          <table:table-cell office:value-type="float" office:value="15700" calcext:value-type="float">
            <text:p>1570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float" office:value="9" calcext:value-type="float">
            <text:p>9</text:p>
          </table:table-cell>
          <table:table-cell office:value-type="float" office:value="15701" calcext:value-type="float">
            <text:p>1570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Очень хорошо</text:p>
          </table:table-cell>
          <table:table-cell office:value-type="float" office:value="15702" calcext:value-type="float">
            <text:p>157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не знаю)</text:p>
          </table:table-cell>
          <table:table-cell office:value-type="float" office:value="15703" calcext:value-type="float">
            <text:p>1570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Крайне плохо</text:p>
          </table:table-cell>
          <table:table-cell office:value-type="float" office:value="15692" calcext:value-type="float">
            <text:p>1569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1" calcext:value-type="float">
            <text:p>1</text:p>
          </table:table-cell>
          <table:table-cell office:value-type="float" office:value="15693" calcext:value-type="float">
            <text:p>1569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2" calcext:value-type="float">
            <text:p>2</text:p>
          </table:table-cell>
          <table:table-cell office:value-type="float" office:value="15694" calcext:value-type="float">
            <text:p>156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float" office:value="15695" calcext:value-type="float">
            <text:p>1569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4" calcext:value-type="float">
            <text:p>4</text:p>
          </table:table-cell>
          <table:table-cell office:value-type="float" office:value="15696" calcext:value-type="float">
            <text:p>15696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float" office:value="15697" calcext:value-type="float">
            <text:p>1569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float" office:value="15698" calcext:value-type="float">
            <text:p>1569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7" calcext:value-type="float">
            <text:p>7</text:p>
          </table:table-cell>
          <table:table-cell office:value-type="float" office:value="15699" calcext:value-type="float">
            <text:p>1569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float" office:value="15700" calcext:value-type="float">
            <text:p>1570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float" office:value="9" calcext:value-type="float">
            <text:p>9</text:p>
          </table:table-cell>
          <table:table-cell office:value-type="float" office:value="15701" calcext:value-type="float">
            <text:p>1570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Очень хорошо</text:p>
          </table:table-cell>
          <table:table-cell office:value-type="float" office:value="15702" calcext:value-type="float">
            <text:p>157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не знаю)</text:p>
          </table:table-cell>
          <table:table-cell office:value-type="float" office:value="15703" calcext:value-type="float">
            <text:p>1570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а, несколько</text:p>
          </table:table-cell>
          <table:table-cell office:value-type="float" office:value="15704" calcext:value-type="float">
            <text:p>157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а, немного</text:p>
          </table:table-cell>
          <table:table-cell office:value-type="float" office:value="15705" calcext:value-type="float">
            <text:p>157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ет совсем</text:p>
          </table:table-cell>
          <table:table-cell office:value-type="float" office:value="15706" calcext:value-type="float">
            <text:p>1570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39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не знаю)</text:p>
          </table:table-cell>
          <table:table-cell office:value-type="float" office:value="15707" calcext:value-type="float">
            <text:p>1570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Да, несколько</text:p>
          </table:table-cell>
          <table:table-cell office:value-type="float" office:value="15704" calcext:value-type="float">
            <text:p>157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Да, немного</text:p>
          </table:table-cell>
          <table:table-cell office:value-type="float" office:value="15705" calcext:value-type="float">
            <text:p>157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ет совсем</text:p>
          </table:table-cell>
          <table:table-cell office:value-type="float" office:value="15706" calcext:value-type="float">
            <text:p>1570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не знаю)</text:p>
          </table:table-cell>
          <table:table-cell office:value-type="float" office:value="15707" calcext:value-type="float">
            <text:p>1570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3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5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686" calcext:value-type="float">
            <text:p>1568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Согласен \на</text:p>
          </table:table-cell>
          <table:table-cell office:value-type="float" office:value="15687" calcext:value-type="float">
            <text:p>1568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В чём-то согласен\на, в чём-то не согласен\на</text:p>
          </table:table-cell>
          <table:table-cell office:value-type="float" office:value="15688" calcext:value-type="float">
            <text:p>1568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Не согласен\ на</text:p>
          </table:table-cell>
          <table:table-cell office:value-type="float" office:value="15689" calcext:value-type="float">
            <text:p>1568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690" calcext:value-type="float">
            <text:p>1569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не знаю)</text:p>
          </table:table-cell>
          <table:table-cell office:value-type="float" office:value="15691" calcext:value-type="float">
            <text:p>156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SS_R01_2002_RUS_IL_148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Намного больше людей приезжает жить в Израиль</text:p>
          </table:table-cell>
          <table:table-cell office:value-type="float" office:value="15708" calcext:value-type="float">
            <text:p>15708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Больше людей приезжает жить в Израиль</text:p>
          </table:table-cell>
          <table:table-cell office:value-type="float" office:value="15709" calcext:value-type="float">
            <text:p>157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Примерно столько же людей приезжает жить в Израиль</text:p>
          </table:table-cell>
          <table:table-cell office:value-type="float" office:value="15710" calcext:value-type="float">
            <text:p>1571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Меньше людей приезжает жить в Израиль</text:p>
          </table:table-cell>
          <table:table-cell office:value-type="float" office:value="15711" calcext:value-type="float">
            <text:p>15711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Значительно меньше людей приезжает жить в Израиль</text:p>
          </table:table-cell>
          <table:table-cell office:value-type="float" office:value="15712" calcext:value-type="float">
            <text:p>1571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(не знаю)</text:p>
          </table:table-cell>
          <table:table-cell office:value-type="float" office:value="15713" calcext:value-type="float">
            <text:p>15713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Значительно больше людей уезжает</text:p>
          </table:table-cell>
          <table:table-cell office:value-type="float" office:value="15714" calcext:value-type="float">
            <text:p>15714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Больше людей уезжает</text:p>
          </table:table-cell>
          <table:table-cell office:value-type="float" office:value="15715" calcext:value-type="float">
            <text:p>1571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Примерно одинаковое количество приезжает и уезжает</text:p>
          </table:table-cell>
          <table:table-cell office:value-type="float" office:value="15716" calcext:value-type="float">
            <text:p>1571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Больше людей приезжает</text:p>
          </table:table-cell>
          <table:table-cell office:value-type="float" office:value="15717" calcext:value-type="float">
            <text:p>1571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Значительно больше людей приезжает</text:p>
          </table:table-cell>
          <table:table-cell office:value-type="float" office:value="15718" calcext:value-type="float">
            <text:p>1571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(не знаю)</text:p>
          </table:table-cell>
          <table:table-cell office:value-type="float" office:value="15719" calcext:value-type="float">
            <text:p>1571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3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4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5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6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7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8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59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0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1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2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Нет</text:p>
          </table:table-cell>
          <table:table-cell office:value-type="float" office:value="15720" calcext:value-type="float">
            <text:p>1572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Член</text:p>
          </table:table-cell>
          <table:table-cell office:value-type="float" office:value="15721" calcext:value-type="float">
            <text:p>1572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Участник</text:p>
          </table:table-cell>
          <table:table-cell office:value-type="float" office:value="15722" calcext:value-type="float">
            <text:p>1572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Жертвую деньги</text:p>
          </table:table-cell>
          <table:table-cell office:value-type="float" office:value="15723" calcext:value-type="float">
            <text:p>1572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Волонтёр</text:p>
          </table:table-cell>
          <table:table-cell office:value-type="float" office:value="15724" calcext:value-type="float">
            <text:p>1572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(не знаю)</text:p>
          </table:table-cell>
          <table:table-cell office:value-type="float" office:value="15725" calcext:value-type="float">
            <text:p>1572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4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5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6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7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8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69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0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1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2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3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4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5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7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Абсолютно не важен</text:p>
          </table:table-cell>
          <table:table-cell office:value-type="float" office:value="15726" calcext:value-type="float">
            <text:p>1572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5727" calcext:value-type="float">
            <text:p>1572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5728" calcext:value-type="float">
            <text:p>1572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5729" calcext:value-type="float">
            <text:p>1572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4" calcext:value-type="float">
            <text:p>4</text:p>
          </table:table-cell>
          <table:table-cell office:value-type="float" office:value="15730" calcext:value-type="float">
            <text:p>1573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5" calcext:value-type="float">
            <text:p>5</text:p>
          </table:table-cell>
          <table:table-cell office:value-type="float" office:value="15731" calcext:value-type="float">
            <text:p>1573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6" calcext:value-type="float">
            <text:p>6</text:p>
          </table:table-cell>
          <table:table-cell office:value-type="float" office:value="15732" calcext:value-type="float">
            <text:p>1573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7" calcext:value-type="float">
            <text:p>7</text:p>
          </table:table-cell>
          <table:table-cell office:value-type="float" office:value="15733" calcext:value-type="float">
            <text:p>1573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8" calcext:value-type="float">
            <text:p>8</text:p>
          </table:table-cell>
          <table:table-cell office:value-type="float" office:value="15734" calcext:value-type="float">
            <text:p>1573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float" office:value="9" calcext:value-type="float">
            <text:p>9</text:p>
          </table:table-cell>
          <table:table-cell office:value-type="float" office:value="15735" calcext:value-type="float">
            <text:p>1573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Крайне важен</text:p>
          </table:table-cell>
          <table:table-cell office:value-type="float" office:value="15736" calcext:value-type="float">
            <text:p>1573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не знаю)</text:p>
          </table:table-cell>
          <table:table-cell office:value-type="float" office:value="15737" calcext:value-type="float">
            <text:p>1573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Каждый день</text:p>
          </table:table-cell>
          <table:table-cell office:value-type="float" office:value="15738" calcext:value-type="float">
            <text:p>1573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739" calcext:value-type="float">
            <text:p>1573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Раз в неделю</text:p>
          </table:table-cell>
          <table:table-cell office:value-type="float" office:value="15740" calcext:value-type="float">
            <text:p>1574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741" calcext:value-type="float">
            <text:p>1574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Раз в месяц</text:p>
          </table:table-cell>
          <table:table-cell office:value-type="float" office:value="15742" calcext:value-type="float">
            <text:p>1574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Менее часто</text:p>
          </table:table-cell>
          <table:table-cell office:value-type="float" office:value="15743" calcext:value-type="float">
            <text:p>1574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икогда</text:p>
          </table:table-cell>
          <table:table-cell office:value-type="float" office:value="15744" calcext:value-type="float">
            <text:p>15744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не знаю)</text:p>
          </table:table-cell>
          <table:table-cell office:value-type="float" office:value="15745" calcext:value-type="float">
            <text:p>1574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ждый день</text:p>
          </table:table-cell>
          <table:table-cell office:value-type="float" office:value="15738" calcext:value-type="float">
            <text:p>1573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5739" calcext:value-type="float">
            <text:p>1573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Раз в неделю</text:p>
          </table:table-cell>
          <table:table-cell office:value-type="float" office:value="15740" calcext:value-type="float">
            <text:p>1574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5741" calcext:value-type="float">
            <text:p>1574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Раз в месяц</text:p>
          </table:table-cell>
          <table:table-cell office:value-type="float" office:value="15742" calcext:value-type="float">
            <text:p>1574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Менее часто</text:p>
          </table:table-cell>
          <table:table-cell office:value-type="float" office:value="15743" calcext:value-type="float">
            <text:p>1574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икогда</text:p>
          </table:table-cell>
          <table:table-cell office:value-type="float" office:value="15744" calcext:value-type="float">
            <text:p>15744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не знаю)</text:p>
          </table:table-cell>
          <table:table-cell office:value-type="float" office:value="15745" calcext:value-type="float">
            <text:p>1574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6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89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Абсолютно не важно</text:p>
          </table:table-cell>
          <table:table-cell office:value-type="float" office:value="15557" calcext:value-type="float">
            <text:p>1555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5558" calcext:value-type="float">
            <text:p>1555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5559" calcext:value-type="float">
            <text:p>1555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5560" calcext:value-type="float">
            <text:p>1556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4" calcext:value-type="float">
            <text:p>4</text:p>
          </table:table-cell>
          <table:table-cell office:value-type="float" office:value="15561" calcext:value-type="float">
            <text:p>1556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5" calcext:value-type="float">
            <text:p>5</text:p>
          </table:table-cell>
          <table:table-cell office:value-type="float" office:value="15562" calcext:value-type="float">
            <text:p>1556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6" calcext:value-type="float">
            <text:p>6</text:p>
          </table:table-cell>
          <table:table-cell office:value-type="float" office:value="15563" calcext:value-type="float">
            <text:p>155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7" calcext:value-type="float">
            <text:p>7</text:p>
          </table:table-cell>
          <table:table-cell office:value-type="float" office:value="15564" calcext:value-type="float">
            <text:p>1556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8" calcext:value-type="float">
            <text:p>8</text:p>
          </table:table-cell>
          <table:table-cell office:value-type="float" office:value="15565" calcext:value-type="float">
            <text:p>155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float" office:value="9" calcext:value-type="float">
            <text:p>9</text:p>
          </table:table-cell>
          <table:table-cell office:value-type="float" office:value="15566" calcext:value-type="float">
            <text:p>1556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Крайне важно</text:p>
          </table:table-cell>
          <table:table-cell office:value-type="float" office:value="15567" calcext:value-type="float">
            <text:p>15567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не знаю)</text:p>
          </table:table-cell>
          <table:table-cell office:value-type="float" office:value="15568" calcext:value-type="float">
            <text:p>1556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SS_R01_2002_RUS_IL_19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наёмный работник</text:p>
          </table:table-cell>
          <table:table-cell office:value-type="float" office:value="15746" calcext:value-type="float">
            <text:p>15746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частный предприниматель</text:p>
          </table:table-cell>
          <table:table-cell office:value-type="float" office:value="15747" calcext:value-type="float">
            <text:p>1574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или без оплачиваемой работы</text:p>
          </table:table-cell>
          <table:table-cell office:value-type="float" office:value="15748" calcext:value-type="float">
            <text:p>1574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не знаю)</text:p>
          </table:table-cell>
          <table:table-cell office:value-type="float" office:value="15749" calcext:value-type="float">
            <text:p>1574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Я не имею никакого влияния</text:p>
          </table:table-cell>
          <table:table-cell office:value-type="float" office:value="15750" calcext:value-type="float">
            <text:p>1575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5751" calcext:value-type="float">
            <text:p>1575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5752" calcext:value-type="float">
            <text:p>157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5753" calcext:value-type="float">
            <text:p>1575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5754" calcext:value-type="float">
            <text:p>1575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5755" calcext:value-type="float">
            <text:p>1575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5756" calcext:value-type="float">
            <text:p>157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5757" calcext:value-type="float">
            <text:p>1575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5758" calcext:value-type="float">
            <text:p>1575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5759" calcext:value-type="float">
            <text:p>1575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Я полностью контроли- рую ситуацию</text:p>
          </table:table-cell>
          <table:table-cell office:value-type="float" office:value="15760" calcext:value-type="float">
            <text:p>157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7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не знаю)</text:p>
          </table:table-cell>
          <table:table-cell office:value-type="float" office:value="15761" calcext:value-type="float">
            <text:p>1576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Крайне трудно</text:p>
          </table:table-cell>
          <table:table-cell office:value-type="float" office:value="15762" calcext:value-type="float">
            <text:p>15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5763" calcext:value-type="float">
            <text:p>1576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5764" calcext:value-type="float">
            <text:p>1576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5765" calcext:value-type="float">
            <text:p>1576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15766" calcext:value-type="float">
            <text:p>157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15767" calcext:value-type="float">
            <text:p>157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6" calcext:value-type="float">
            <text:p>6</text:p>
          </table:table-cell>
          <table:table-cell office:value-type="float" office:value="15768" calcext:value-type="float">
            <text:p>1576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7" calcext:value-type="float">
            <text:p>7</text:p>
          </table:table-cell>
          <table:table-cell office:value-type="float" office:value="15769" calcext:value-type="float">
            <text:p>157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8" calcext:value-type="float">
            <text:p>8</text:p>
          </table:table-cell>
          <table:table-cell office:value-type="float" office:value="15770" calcext:value-type="float">
            <text:p>157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float" office:value="9" calcext:value-type="float">
            <text:p>9</text:p>
          </table:table-cell>
          <table:table-cell office:value-type="float" office:value="15771" calcext:value-type="float">
            <text:p>1577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72" calcext:value-type="float">
            <text:p>157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не знаю)</text:p>
          </table:table-cell>
          <table:table-cell office:value-type="float" office:value="15773" calcext:value-type="float">
            <text:p>1577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Крайне трудно</text:p>
          </table:table-cell>
          <table:table-cell office:value-type="float" office:value="15762" calcext:value-type="float">
            <text:p>15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5763" calcext:value-type="float">
            <text:p>1576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5764" calcext:value-type="float">
            <text:p>1576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5765" calcext:value-type="float">
            <text:p>1576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15766" calcext:value-type="float">
            <text:p>157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15767" calcext:value-type="float">
            <text:p>157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6" calcext:value-type="float">
            <text:p>6</text:p>
          </table:table-cell>
          <table:table-cell office:value-type="float" office:value="15768" calcext:value-type="float">
            <text:p>1576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7" calcext:value-type="float">
            <text:p>7</text:p>
          </table:table-cell>
          <table:table-cell office:value-type="float" office:value="15769" calcext:value-type="float">
            <text:p>157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8" calcext:value-type="float">
            <text:p>8</text:p>
          </table:table-cell>
          <table:table-cell office:value-type="float" office:value="15770" calcext:value-type="float">
            <text:p>157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float" office:value="9" calcext:value-type="float">
            <text:p>9</text:p>
          </table:table-cell>
          <table:table-cell office:value-type="float" office:value="15771" calcext:value-type="float">
            <text:p>1577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72" calcext:value-type="float">
            <text:p>157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199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не знаю)</text:p>
          </table:table-cell>
          <table:table-cell office:value-type="float" office:value="15773" calcext:value-type="float">
            <text:p>1577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Крайне сложно</text:p>
          </table:table-cell>
          <table:table-cell office:value-type="float" office:value="15774" calcext:value-type="float">
            <text:p>1577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5775" calcext:value-type="float">
            <text:p>1577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5776" calcext:value-type="float">
            <text:p>1577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5777" calcext:value-type="float">
            <text:p>1577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15778" calcext:value-type="float">
            <text:p>15778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15779" calcext:value-type="float">
            <text:p>1577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6" calcext:value-type="float">
            <text:p>6</text:p>
          </table:table-cell>
          <table:table-cell office:value-type="float" office:value="15780" calcext:value-type="float">
            <text:p>1578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7" calcext:value-type="float">
            <text:p>7</text:p>
          </table:table-cell>
          <table:table-cell office:value-type="float" office:value="15781" calcext:value-type="float">
            <text:p>1578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8" calcext:value-type="float">
            <text:p>8</text:p>
          </table:table-cell>
          <table:table-cell office:value-type="float" office:value="15782" calcext:value-type="float">
            <text:p>1578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float" office:value="9" calcext:value-type="float">
            <text:p>9</text:p>
          </table:table-cell>
          <table:table-cell office:value-type="float" office:value="15783" calcext:value-type="float">
            <text:p>1578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84" calcext:value-type="float">
            <text:p>1578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не знаю)</text:p>
          </table:table-cell>
          <table:table-cell office:value-type="float" office:value="15785" calcext:value-type="float">
            <text:p>1578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Крайне сложно</text:p>
          </table:table-cell>
          <table:table-cell office:value-type="float" office:value="15774" calcext:value-type="float">
            <text:p>1577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5775" calcext:value-type="float">
            <text:p>1577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5776" calcext:value-type="float">
            <text:p>1577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5777" calcext:value-type="float">
            <text:p>1577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15778" calcext:value-type="float">
            <text:p>15778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15779" calcext:value-type="float">
            <text:p>1577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6" calcext:value-type="float">
            <text:p>6</text:p>
          </table:table-cell>
          <table:table-cell office:value-type="float" office:value="15780" calcext:value-type="float">
            <text:p>1578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7" calcext:value-type="float">
            <text:p>7</text:p>
          </table:table-cell>
          <table:table-cell office:value-type="float" office:value="15781" calcext:value-type="float">
            <text:p>1578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8" calcext:value-type="float">
            <text:p>8</text:p>
          </table:table-cell>
          <table:table-cell office:value-type="float" office:value="15782" calcext:value-type="float">
            <text:p>1578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float" office:value="9" calcext:value-type="float">
            <text:p>9</text:p>
          </table:table-cell>
          <table:table-cell office:value-type="float" office:value="15783" calcext:value-type="float">
            <text:p>1578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Крайне легко</text:p>
          </table:table-cell>
          <table:table-cell office:value-type="float" office:value="15784" calcext:value-type="float">
            <text:p>1578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2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не знаю)</text:p>
          </table:table-cell>
          <table:table-cell office:value-type="float" office:value="15785" calcext:value-type="float">
            <text:p>1578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5786" calcext:value-type="float">
            <text:p>1578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15787" calcext:value-type="float">
            <text:p>1578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2" calcext:value-type="float">
            <text:p>2</text:p>
          </table:table-cell>
          <table:table-cell office:value-type="float" office:value="15788" calcext:value-type="float">
            <text:p>1578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3" calcext:value-type="float">
            <text:p>3</text:p>
          </table:table-cell>
          <table:table-cell office:value-type="float" office:value="15789" calcext:value-type="float">
            <text:p>1578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4" calcext:value-type="float">
            <text:p>4</text:p>
          </table:table-cell>
          <table:table-cell office:value-type="float" office:value="15790" calcext:value-type="float">
            <text:p>1579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5" calcext:value-type="float">
            <text:p>5</text:p>
          </table:table-cell>
          <table:table-cell office:value-type="float" office:value="15791" calcext:value-type="float">
            <text:p>1579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6" calcext:value-type="float">
            <text:p>6</text:p>
          </table:table-cell>
          <table:table-cell office:value-type="float" office:value="15792" calcext:value-type="float">
            <text:p>1579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7" calcext:value-type="float">
            <text:p>7</text:p>
          </table:table-cell>
          <table:table-cell office:value-type="float" office:value="15793" calcext:value-type="float">
            <text:p>1579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8" calcext:value-type="float">
            <text:p>8</text:p>
          </table:table-cell>
          <table:table-cell office:value-type="float" office:value="15794" calcext:value-type="float">
            <text:p>15794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float" office:value="9" calcext:value-type="float">
            <text:p>9</text:p>
          </table:table-cell>
          <table:table-cell office:value-type="float" office:value="15795" calcext:value-type="float">
            <text:p>1579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Очень доволен\на</text:p>
          </table:table-cell>
          <table:table-cell office:value-type="float" office:value="15796" calcext:value-type="float">
            <text:p>1579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не знаю)</text:p>
          </table:table-cell>
          <table:table-cell office:value-type="float" office:value="15797" calcext:value-type="float">
            <text:p>1579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4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5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Относились крайне несправедливо</text:p>
          </table:table-cell>
          <table:table-cell office:value-type="float" office:value="15798" calcext:value-type="float">
            <text:p>1579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1" calcext:value-type="float">
            <text:p>1</text:p>
          </table:table-cell>
          <table:table-cell office:value-type="float" office:value="15799" calcext:value-type="float">
            <text:p>1579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2" calcext:value-type="float">
            <text:p>2</text:p>
          </table:table-cell>
          <table:table-cell office:value-type="float" office:value="15800" calcext:value-type="float">
            <text:p>1580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3" calcext:value-type="float">
            <text:p>3</text:p>
          </table:table-cell>
          <table:table-cell office:value-type="float" office:value="15801" calcext:value-type="float">
            <text:p>1580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4" calcext:value-type="float">
            <text:p>4</text:p>
          </table:table-cell>
          <table:table-cell office:value-type="float" office:value="15802" calcext:value-type="float">
            <text:p>158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5" calcext:value-type="float">
            <text:p>5</text:p>
          </table:table-cell>
          <table:table-cell office:value-type="float" office:value="15803" calcext:value-type="float">
            <text:p>1580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6" calcext:value-type="float">
            <text:p>6</text:p>
          </table:table-cell>
          <table:table-cell office:value-type="float" office:value="15804" calcext:value-type="float">
            <text:p>15804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8" calcext:value-type="float">
            <text:p>8</text:p>
          </table:table-cell>
          <table:table-cell office:value-type="float" office:value="15806" calcext:value-type="float">
            <text:p>1580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float" office:value="9" calcext:value-type="float">
            <text:p>9</text:p>
          </table:table-cell>
          <table:table-cell office:value-type="float" office:value="15807" calcext:value-type="float">
            <text:p>15807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Относились очень справедливо</text:p>
          </table:table-cell>
          <table:table-cell office:value-type="float" office:value="15808" calcext:value-type="float">
            <text:p>1580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не знаю)</text:p>
          </table:table-cell>
          <table:table-cell office:value-type="float" office:value="15809" calcext:value-type="float">
            <text:p>158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SS_R01_2002_RUS_IL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Мужской</text:p>
          </table:table-cell>
          <table:table-cell office:value-type="float" office:value="15810" calcext:value-type="float">
            <text:p>15810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Женский</text:p>
          </table:table-cell>
          <table:table-cell office:value-type="float" office:value="15811" calcext:value-type="float">
            <text:p>15811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0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не знаю)</text:p>
          </table:table-cell>
          <table:table-cell office:value-type="float" office:value="15812" calcext:value-type="float">
            <text:p>1581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ESS_R01_2002_RUS_IL_21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\жена\партнёр</text:p>
          </table:table-cell>
          <table:table-cell office:value-type="float" office:value="15813" calcext:value-type="float">
            <text:p>1581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\дочь\(так же приёмные и усыновлённые или ребенок партнёра, воспитывающийся в доме)</text:p>
          </table:table-cell>
          <table:table-cell office:value-type="float" office:value="15814" calcext:value-type="float">
            <text:p>1581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\тёща-тесть\свёкор-свекровь\приёмные родители</text:p>
          </table:table-cell>
          <table:table-cell office:value-type="float" office:value="15815" calcext:value-type="float">
            <text:p>1581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родственник</text:p>
          </table:table-cell>
          <table:table-cell office:value-type="float" office:value="15816" calcext:value-type="float">
            <text:p>15816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не родственник</text:p>
          </table:table-cell>
          <table:table-cell office:value-type="float" office:value="15817" calcext:value-type="float">
            <text:p>1581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не знаю)</text:p>
          </table:table-cell>
          <table:table-cell office:value-type="float" office:value="15818" calcext:value-type="float">
            <text:p>158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15819" calcext:value-type="float">
            <text:p>158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ы большого города</text:p>
          </table:table-cell>
          <table:table-cell office:value-type="float" office:value="15820" calcext:value-type="float">
            <text:p>1582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Маленький город</text:p>
          </table:table-cell>
          <table:table-cell office:value-type="float" office:value="15821" calcext:value-type="float">
            <text:p>1582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Деревня</text:p>
          </table:table-cell>
          <table:table-cell office:value-type="float" office:value="15822" calcext:value-type="float">
            <text:p>15822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Ферма или дом в сельской местности</text:p>
          </table:table-cell>
          <table:table-cell office:value-type="float" office:value="15823" calcext:value-type="float">
            <text:p>1582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не знаю)</text:p>
          </table:table-cell>
          <table:table-cell office:value-type="float" office:value="15824" calcext:value-type="float">
            <text:p>1582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учил никакого формального образования</text:p>
          </table:table-cell>
          <table:table-cell office:value-type="float" office:value="15825" calcext:value-type="float">
            <text:p>1582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826" calcext:value-type="float">
            <text:p>1582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ное среднее образование</text:p>
          </table:table-cell>
          <table:table-cell office:value-type="float" office:value="15827" calcext:value-type="float">
            <text:p>15827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828" calcext:value-type="float">
            <text:p>1582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ше среднего, но не академическое (не высшее), например, училище для учителей, медсёстёр, техников.</text:p>
          </table:table-cell>
          <table:table-cell office:value-type="float" office:value="15829" calcext:value-type="float">
            <text:p>1582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полное академическое (высшее), не закончил университет\институт \ не получил степень\</text:p>
          </table:table-cell>
          <table:table-cell office:value-type="float" office:value="15830" calcext:value-type="float">
            <text:p>1583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академическое (высшее) \первая степень\</text:p>
          </table:table-cell>
          <table:table-cell office:value-type="float" office:value="15831" calcext:value-type="float">
            <text:p>1583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академическое (высшее), включая аспирантуру и выше \вторая степень и выше\</text:p>
          </table:table-cell>
          <table:table-cell office:value-type="float" office:value="15832" calcext:value-type="float">
            <text:p>1583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не знаю)</text:p>
          </table:table-cell>
          <table:table-cell office:value-type="float" office:value="15833" calcext:value-type="float">
            <text:p>1583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SS_R01_2002_RUS_IL_2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5</text:p>
          </table:table-cell>
          <table:table-cell office:value-type="string" calcext:value-type="string">
            <text:p>F8а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6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845" calcext:value-type="float">
            <text:p>1584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846" calcext:value-type="float">
            <text:p>1584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в вашем собственном семейном бизнесе</text:p>
          </table:table-cell>
          <table:table-cell office:value-type="float" office:value="15847" calcext:value-type="float">
            <text:p>1584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не знаю)</text:p>
          </table:table-cell>
          <table:table-cell office:value-type="float" office:value="15848" calcext:value-type="float">
            <text:p>15848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SS_R01_2002_RUS_IL_2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на неограниченный период времени</text:p>
          </table:table-cell>
          <table:table-cell office:value-type="float" office:value="15849" calcext:value-type="float">
            <text:p>1584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ли на ограниченный период времени</text:p>
          </table:table-cell>
          <table:table-cell office:value-type="float" office:value="15850" calcext:value-type="float">
            <text:p>15850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не знаю)</text:p>
          </table:table-cell>
          <table:table-cell office:value-type="float" office:value="15851" calcext:value-type="float">
            <text:p>1585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 10</text:p>
          </table:table-cell>
          <table:table-cell office:value-type="float" office:value="15852" calcext:value-type="float">
            <text:p>1585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</text:p>
          </table:table-cell>
          <table:table-cell office:value-type="float" office:value="15853" calcext:value-type="float">
            <text:p>1585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</text:p>
          </table:table-cell>
          <table:table-cell office:value-type="float" office:value="15854" calcext:value-type="float">
            <text:p>1585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</text:p>
          </table:table-cell>
          <table:table-cell office:value-type="float" office:value="15855" calcext:value-type="float">
            <text:p>1585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500 и более</text:p>
          </table:table-cell>
          <table:table-cell office:value-type="float" office:value="15856" calcext:value-type="float">
            <text:p>158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не знаю)</text:p>
          </table:table-cell>
          <table:table-cell office:value-type="float" office:value="15857" calcext:value-type="float">
            <text:p>1585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большой степени</text:p>
          </table:table-cell>
          <table:table-cell office:value-type="float" office:value="15858" calcext:value-type="float">
            <text:p>1585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В некоторой степени</text:p>
          </table:table-cell>
          <table:table-cell office:value-type="float" office:value="15859" calcext:value-type="float">
            <text:p>1585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Очень немного</text:p>
          </table:table-cell>
          <table:table-cell office:value-type="float" office:value="15860" calcext:value-type="float">
            <text:p>1586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овсем не могу\мог</text:p>
          </table:table-cell>
          <table:table-cell office:value-type="float" office:value="15861" calcext:value-type="float">
            <text:p>1586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не знаю)</text:p>
          </table:table-cell>
          <table:table-cell office:value-type="float" office:value="15862" calcext:value-type="float">
            <text:p>1586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S_R01_2002_RUS_IL_22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2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, сейчас</text:p>
          </table:table-cell>
          <table:table-cell office:value-type="float" office:value="15863" calcext:value-type="float">
            <text:p>1586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, в прошлом</text:p>
          </table:table-cell>
          <table:table-cell office:value-type="float" office:value="15864" calcext:value-type="float">
            <text:p>1586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5865" calcext:value-type="float">
            <text:p>1586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не знаю)</text:p>
          </table:table-cell>
          <table:table-cell office:value-type="float" office:value="15866" calcext:value-type="float">
            <text:p>1586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Заработная плата</text:p>
          </table:table-cell>
          <table:table-cell office:value-type="float" office:value="15867" calcext:value-type="float">
            <text:p>1586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 от личного бизнеса или сельского хозяйства</text:p>
          </table:table-cell>
          <table:table-cell office:value-type="float" office:value="15868" calcext:value-type="float">
            <text:p>1586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енсия</text:p>
          </table:table-cell>
          <table:table-cell office:value-type="float" office:value="15869" calcext:value-type="float">
            <text:p>1586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особие по безработице</text:p>
          </table:table-cell>
          <table:table-cell office:value-type="float" office:value="15870" calcext:value-type="float">
            <text:p>158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ругие социальные пособия</text:p>
          </table:table-cell>
          <table:table-cell office:value-type="float" office:value="15871" calcext:value-type="float">
            <text:p>1587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ы от вкладов, сбережений, страхования или недвижимости</text:p>
          </table:table-cell>
          <table:table-cell office:value-type="float" office:value="15872" calcext:value-type="float">
            <text:p>1587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оходы из других источников</text:p>
          </table:table-cell>
          <table:table-cell office:value-type="float" office:value="15873" calcext:value-type="float">
            <text:p>158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не знаю)</text:p>
          </table:table-cell>
          <table:table-cell office:value-type="float" office:value="15874" calcext:value-type="float">
            <text:p>1587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J Меньше 700 шекелей нетто</text:p>
          </table:table-cell>
          <table:table-cell office:value-type="float" office:value="15875" calcext:value-type="float">
            <text:p>1587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R Между 7001 и 1400 шекелями нетто</text:p>
          </table:table-cell>
          <table:table-cell office:value-type="float" office:value="15876" calcext:value-type="float">
            <text:p>1587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C Между 1401 и 2300 шекелями нетто</text:p>
          </table:table-cell>
          <table:table-cell office:value-type="float" office:value="15877" calcext:value-type="float">
            <text:p>1587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 Между 2301 и 4600 шекелями нетто</text:p>
          </table:table-cell>
          <table:table-cell office:value-type="float" office:value="15878" calcext:value-type="float">
            <text:p>1587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F Между 4601 и 6900 шекелями нетто</text:p>
          </table:table-cell>
          <table:table-cell office:value-type="float" office:value="15879" calcext:value-type="float">
            <text:p>1587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 Между 6901 и 9200 шекелями нетто</text:p>
          </table:table-cell>
          <table:table-cell office:value-type="float" office:value="15880" calcext:value-type="float">
            <text:p>1588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K Между 9201 и 1150 шекелями нетто</text:p>
          </table:table-cell>
          <table:table-cell office:value-type="float" office:value="15881" calcext:value-type="float">
            <text:p>1588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P Между 11501 и 13800 шекелями нетто</text:p>
          </table:table-cell>
          <table:table-cell office:value-type="float" office:value="15882" calcext:value-type="float">
            <text:p>1588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D Между 13801 и 23000 шекелями нетто</text:p>
          </table:table-cell>
          <table:table-cell office:value-type="float" office:value="15883" calcext:value-type="float">
            <text:p>1588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H Между 23001 и 34500 шекелями нетто</text:p>
          </table:table-cell>
          <table:table-cell office:value-type="float" office:value="15884" calcext:value-type="float">
            <text:p>158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 Между 34501 и 46000 шекелями нетто</text:p>
          </table:table-cell>
          <table:table-cell office:value-type="float" office:value="15885" calcext:value-type="float">
            <text:p>1588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N Более 46000 шекелей нетто</text:p>
          </table:table-cell>
          <table:table-cell office:value-type="float" office:value="15886" calcext:value-type="float">
            <text:p>1588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8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(не знаю)</text:p>
          </table:table-cell>
          <table:table-cell office:value-type="float" office:value="15887" calcext:value-type="float">
            <text:p>1588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Живём комфортно на нынешний доход</text:p>
          </table:table-cell>
          <table:table-cell office:value-type="float" office:value="15888" calcext:value-type="float">
            <text:p>1588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Справляемся на нынешний доход</text:p>
          </table:table-cell>
          <table:table-cell office:value-type="float" office:value="15889" calcext:value-type="float">
            <text:p>1588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Находимся в трудностях на нынешний доход</text:p>
          </table:table-cell>
          <table:table-cell office:value-type="float" office:value="15890" calcext:value-type="float">
            <text:p>1589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Находимся в больших трудностях на нынешний доход</text:p>
          </table:table-cell>
          <table:table-cell office:value-type="float" office:value="15891" calcext:value-type="float">
            <text:p>1589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не знаю)</text:p>
          </table:table-cell>
          <table:table-cell office:value-type="float" office:value="15892" calcext:value-type="float">
            <text:p>158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чень трудно</text:p>
          </table:table-cell>
          <table:table-cell office:value-type="float" office:value="15893" calcext:value-type="float">
            <text:p>1589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овольно трудно</text:p>
          </table:table-cell>
          <table:table-cell office:value-type="float" office:value="15894" calcext:value-type="float">
            <text:p>1589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И нелегко , и нетрудно</text:p>
          </table:table-cell>
          <table:table-cell office:value-type="float" office:value="15895" calcext:value-type="float">
            <text:p>1589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овольно легко</text:p>
          </table:table-cell>
          <table:table-cell office:value-type="float" office:value="15896" calcext:value-type="float">
            <text:p>1589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чень легко</text:p>
          </table:table-cell>
          <table:table-cell office:value-type="float" office:value="15897" calcext:value-type="float">
            <text:p>158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не знаю)</text:p>
          </table:table-cell>
          <table:table-cell office:value-type="float" office:value="15898" calcext:value-type="float">
            <text:p>1589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РЕСПОНДЕНТ ЖИВЁТ С МУЖЕМ\ЖЕНОЙ\ПАРТНЁРОМ\ШЕЙ СМ</text:p>
          </table:table-cell>
          <table:table-cell office:value-type="float" office:value="15899" calcext:value-type="float">
            <text:p>158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НЕТ</text:p>
          </table:table-cell>
          <table:table-cell office:value-type="float" office:value="15900" calcext:value-type="float">
            <text:p>159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не знаю)</text:p>
          </table:table-cell>
          <table:table-cell office:value-type="float" office:value="15901" calcext:value-type="float">
            <text:p>159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02" calcext:value-type="float">
            <text:p>159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03" calcext:value-type="float">
            <text:p>159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е полное среднее образование</text:p>
          </table:table-cell>
          <table:table-cell office:value-type="float" office:value="15904" calcext:value-type="float">
            <text:p>159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05" calcext:value-type="float">
            <text:p>159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Выше среднего, но не академическое (не высшее)</text:p>
          </table:table-cell>
          <table:table-cell office:value-type="float" office:value="15906" calcext:value-type="float">
            <text:p>159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Академическое (высшее)\ первая степень\</text:p>
          </table:table-cell>
          <table:table-cell office:value-type="float" office:value="15907" calcext:value-type="float">
            <text:p>159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Академическое (высшее), включая аспирантуру и выше \вторая степень и выше степень\</text:p>
          </table:table-cell>
          <table:table-cell office:value-type="float" office:value="15908" calcext:value-type="float">
            <text:p>159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не знаю)</text:p>
          </table:table-cell>
          <table:table-cell office:value-type="float" office:value="15909" calcext:value-type="float">
            <text:p>159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3</text:p>
          </table:table-cell>
          <table:table-cell office:value-type="string" calcext:value-type="string">
            <text:p>F35а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на оплачиваемой работе (или во временном отсутствии) (наёмный работник, частный предприниматель,</text:p>
          </table:table-cell>
          <table:table-cell office:value-type="float" office:value="15834" calcext:value-type="float">
            <text:p>1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работающий в своем семейном бизнесе)</text:p>
          </table:table-cell>
          <table:table-cell office:value-type="float" office:value="15835" calcext:value-type="float">
            <text:p>1583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<text:s/>на учёбе, так же если на каникулах (не оплачиваемой работодателем)</text:p>
          </table:table-cell>
          <table:table-cell office:value-type="float" office:value="15836" calcext:value-type="float">
            <text:p>1583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безработный\ая и активно ищущий \ая работу</text:p>
          </table:table-cell>
          <table:table-cell office:value-type="float" office:value="15837" calcext:value-type="float">
            <text:p>158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безработный\ая, ждущий\ая работы, но не ищущий\ая активно работу</text:p>
          </table:table-cell>
          <table:table-cell office:value-type="float" office:value="15838" calcext:value-type="float">
            <text:p>1583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хронически больной\ая или инвалид</text:p>
          </table:table-cell>
          <table:table-cell office:value-type="float" office:value="15839" calcext:value-type="float">
            <text:p>158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пенсионер</text:p>
          </table:table-cell>
          <table:table-cell office:value-type="float" office:value="15840" calcext:value-type="float">
            <text:p>15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 на общественной или военной службе</text:p>
          </table:table-cell>
          <table:table-cell office:value-type="float" office:value="15841" calcext:value-type="float">
            <text:p>1584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...домработник\ца, смотрящий\ая за детьми или другими персонами</text:p>
          </table:table-cell>
          <table:table-cell office:value-type="float" office:value="15842" calcext:value-type="float">
            <text:p>158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другое</text:p>
          </table:table-cell>
          <table:table-cell office:value-type="float" office:value="15843" calcext:value-type="float">
            <text:p>1584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4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(не знаю)</text:p>
          </table:table-cell>
          <table:table-cell office:value-type="float" office:value="15844" calcext:value-type="float">
            <text:p>158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4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10" calcext:value-type="float">
            <text:p>159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11" calcext:value-type="float">
            <text:p>159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работает в собственном семейном бизнесе</text:p>
          </table:table-cell>
          <table:table-cell office:value-type="float" office:value="15912" calcext:value-type="float">
            <text:p>159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4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не знаю)</text:p>
          </table:table-cell>
          <table:table-cell office:value-type="float" office:value="15913" calcext:value-type="float">
            <text:p>159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S_R01_2002_RUS_IL_250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14" calcext:value-type="float">
            <text:p>1591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15" calcext:value-type="float">
            <text:p>159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законченное среднее образование</text:p>
          </table:table-cell>
          <table:table-cell office:value-type="float" office:value="15916" calcext:value-type="float">
            <text:p>1591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17" calcext:value-type="float">
            <text:p>1591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ше среднего, но не академическое (не высшее)</text:p>
          </table:table-cell>
          <table:table-cell office:value-type="float" office:value="15918" calcext:value-type="float">
            <text:p>159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Академическое (высшее) \первая степень\</text:p>
          </table:table-cell>
          <table:table-cell office:value-type="float" office:value="15919" calcext:value-type="float">
            <text:p>159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Академическое (высшее), включая аспирантуру и выше \ вторая степень и выше степень\</text:p>
          </table:table-cell>
          <table:table-cell office:value-type="float" office:value="15920" calcext:value-type="float">
            <text:p>1592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не знаю)</text:p>
          </table:table-cell>
          <table:table-cell office:value-type="float" office:value="15921" calcext:value-type="float">
            <text:p>159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22" calcext:value-type="float">
            <text:p>159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23" calcext:value-type="float">
            <text:p>159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Не работал</text:p>
          </table:table-cell>
          <table:table-cell office:value-type="float" office:value="15924" calcext:value-type="float">
            <text:p>159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Отец умер, не жил с семьей, когда отвечающему было 14)</text:p>
          </table:table-cell>
          <table:table-cell office:value-type="float" office:value="15925" calcext:value-type="float">
            <text:p>159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не знаю)</text:p>
          </table:table-cell>
          <table:table-cell office:value-type="float" office:value="15926" calcext:value-type="float">
            <text:p>1592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и одного</text:p>
          </table:table-cell>
          <table:table-cell office:value-type="float" office:value="15927" calcext:value-type="float">
            <text:p>1592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От 1 до 24</text:p>
          </table:table-cell>
          <table:table-cell office:value-type="float" office:value="15928" calcext:value-type="float">
            <text:p>159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25 и более</text:p>
          </table:table-cell>
          <table:table-cell office:value-type="float" office:value="15929" calcext:value-type="float">
            <text:p>159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не знаю)</text:p>
          </table:table-cell>
          <table:table-cell office:value-type="float" office:value="15930" calcext:value-type="float">
            <text:p>159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5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научный работник – инженер</text:p>
          </table:table-cell>
          <table:table-cell office:value-type="float" office:value="15931" calcext:value-type="float">
            <text:p>159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овременные профессии такие как: учитель - медбрат – физиотерапевт –социальный работник – чиновник национального страхования – художник – музыкант – офицер милиции (сержант или выше) – программист</text:p>
          </table:table-cell>
          <table:table-cell office:value-type="float" office:value="15932" calcext:value-type="float">
            <text:p>159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нцелярские и промежуточные профессии такие как: секретарь – персональный помощник – канцелярский работник – служащий офиса – телефонный агент – санитар – нянь</text:p>
          </table:table-cell>
          <table:table-cell office:value-type="float" office:value="15933" calcext:value-type="float">
            <text:p>159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таршие управляющие и администраторы (обычно ответственные за планирование, организацию и координацию работы и финансов) такие как: финансовый директор – исполнительный директор</text:p>
          </table:table-cell>
          <table:table-cell office:value-type="float" office:value="15934" calcext:value-type="float">
            <text:p>159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Технические и ремесленные профессии Такие как: автомеханик – монтёр – контролёр – водопроводчик – печатник – станкостроитель – электрик – садовник – машинист</text:p>
          </table:table-cell>
          <table:table-cell office:value-type="float" office:value="15935" calcext:value-type="float">
            <text:p>159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Полу организованный физический труд и профессии связанные с оказанием услуг такие как: почтовый работник – станочник – охранник – смотритель - рабочий на ферме – помощник поставщика – портье - продавец</text:p>
          </table:table-cell>
          <table:table-cell office:value-type="float" office:value="15936" calcext:value-type="float">
            <text:p>159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рганизованный физический труд и профессии связанные с оказанием услуг такие как: водитель тяжелых транспортных средств – перевозчик - уборщик – грузчик – упаковщик – швей- машинист – курьер – чернорабочий – официант - персонал бара</text:p>
          </table:table-cell>
          <table:table-cell office:value-type="float" office:value="15937" calcext:value-type="float">
            <text:p>159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редние или младшие управляющие такие как: управляющий офиса – управляющий по продажам – банковский управляющий – управляющий рестораном – заведующий складом - трактирщик</text:p>
          </table:table-cell>
          <table:table-cell office:value-type="float" office:value="15938" calcext:value-type="float">
            <text:p>159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5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не знаю)</text:p>
          </table:table-cell>
          <table:table-cell office:value-type="float" office:value="15939" calcext:value-type="float">
            <text:p>159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езаконченное начальное (обязательное) образование</text:p>
          </table:table-cell>
          <table:table-cell office:value-type="float" office:value="15940" calcext:value-type="float">
            <text:p>159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чальное образование</text:p>
          </table:table-cell>
          <table:table-cell office:value-type="float" office:value="15941" calcext:value-type="float">
            <text:p>159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езаконченное среднее образование</text:p>
          </table:table-cell>
          <table:table-cell office:value-type="float" office:value="15942" calcext:value-type="float">
            <text:p>159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Полное среднее образование</text:p>
          </table:table-cell>
          <table:table-cell office:value-type="float" office:value="15943" calcext:value-type="float">
            <text:p>159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Выше среднего, но не академическое (высшее)</text:p>
          </table:table-cell>
          <table:table-cell office:value-type="float" office:value="15944" calcext:value-type="float">
            <text:p>159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Академическое (высшее)\ первая степень\</text:p>
          </table:table-cell>
          <table:table-cell office:value-type="float" office:value="15945" calcext:value-type="float">
            <text:p>159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Академическое (высшее) включая аспирантуру и выше\ вторая степень и выше\</text:p>
          </table:table-cell>
          <table:table-cell office:value-type="float" office:value="15946" calcext:value-type="float">
            <text:p>159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не знаю)</text:p>
          </table:table-cell>
          <table:table-cell office:value-type="float" office:value="15947" calcext:value-type="float">
            <text:p>159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аёмный работник</text:p>
          </table:table-cell>
          <table:table-cell office:value-type="float" office:value="15948" calcext:value-type="float">
            <text:p>159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Частный предприниматель</text:p>
          </table:table-cell>
          <table:table-cell office:value-type="float" office:value="15949" calcext:value-type="float">
            <text:p>159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 работал</text:p>
          </table:table-cell>
          <table:table-cell office:value-type="float" office:value="15950" calcext:value-type="float">
            <text:p>159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<text:s/>(Мать умерла, не жила с семьей, когда отвечающему было 14)</text:p>
          </table:table-cell>
          <table:table-cell office:value-type="float" office:value="15951" calcext:value-type="float">
            <text:p>159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не знаю)</text:p>
          </table:table-cell>
          <table:table-cell office:value-type="float" office:value="15952" calcext:value-type="float">
            <text:p>159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и одного</text:p>
          </table:table-cell>
          <table:table-cell office:value-type="float" office:value="15927" calcext:value-type="float">
            <text:p>1592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От 1 до 24</text:p>
          </table:table-cell>
          <table:table-cell office:value-type="float" office:value="15928" calcext:value-type="float">
            <text:p>159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25 и более</text:p>
          </table:table-cell>
          <table:table-cell office:value-type="float" office:value="15929" calcext:value-type="float">
            <text:p>159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не знаю)</text:p>
          </table:table-cell>
          <table:table-cell office:value-type="float" office:value="15930" calcext:value-type="float">
            <text:p>159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научный работник – инженер</text:p>
          </table:table-cell>
          <table:table-cell office:value-type="float" office:value="15931" calcext:value-type="float">
            <text:p>159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овременные профессии такие как: учитель - медбрат – физиотерапевт –социальный работник – чиновник национального страхования – художник – музыкант – офицер милиции (сержант или выше) – программист</text:p>
          </table:table-cell>
          <table:table-cell office:value-type="float" office:value="15932" calcext:value-type="float">
            <text:p>1593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анцелярские и промежуточные профессии такие как: секретарь – персональный помощник – канцелярский работник – служащий офиса – телефонный агент – санитар – нянь</text:p>
          </table:table-cell>
          <table:table-cell office:value-type="float" office:value="15933" calcext:value-type="float">
            <text:p>1593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таршие управляющие и администраторы (обычно ответственные за планирование, организацию и координацию работы и финансов) такие как: финансовый директор – исполнительный директор</text:p>
          </table:table-cell>
          <table:table-cell office:value-type="float" office:value="15934" calcext:value-type="float">
            <text:p>159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Технические и ремесленные профессии Такие как: автомеханик – монтёр – контролёр – водопроводчик – печатник – станкостроитель – электрик – садовник – машинист</text:p>
          </table:table-cell>
          <table:table-cell office:value-type="float" office:value="15935" calcext:value-type="float">
            <text:p>159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Полу организованный физический труд и профессии связанные с оказанием услуг такие как: почтовый работник – станочник – охранник – смотритель - рабочий на ферме – помощник поставщика – портье - продавец</text:p>
          </table:table-cell>
          <table:table-cell office:value-type="float" office:value="15936" calcext:value-type="float">
            <text:p>159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Организованный физический труд и профессии связанные с оказанием услуг такие как: водитель тяжелых транспортных средств – перевозчик - уборщик – грузчик – упаковщик – швей- машинист – курьер – чернорабочий – официант - персонал бара</text:p>
          </table:table-cell>
          <table:table-cell office:value-type="float" office:value="15937" calcext:value-type="float">
            <text:p>159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Средние или младшие управляющие такие как: управляющий офиса – управляющий по продажам – банковский управляющий – управляющий рестораном – заведующий складом - трактирщик</text:p>
          </table:table-cell>
          <table:table-cell office:value-type="float" office:value="15938" calcext:value-type="float">
            <text:p>159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не знаю)</text:p>
          </table:table-cell>
          <table:table-cell office:value-type="float" office:value="15939" calcext:value-type="float">
            <text:p>159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Женат\за мужем</text:p>
          </table:table-cell>
          <table:table-cell office:value-type="float" office:value="15953" calcext:value-type="float">
            <text:p>159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Живу отдельно (хотя официально женат\замужем)</text:p>
          </table:table-cell>
          <table:table-cell office:value-type="float" office:value="15954" calcext:value-type="float">
            <text:p>159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Разведён\а</text:p>
          </table:table-cell>
          <table:table-cell office:value-type="float" office:value="15955" calcext:value-type="float">
            <text:p>159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довец\вдова</text:p>
          </table:table-cell>
          <table:table-cell office:value-type="float" office:value="15956" calcext:value-type="float">
            <text:p>159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икогда не был женат\за мужем</text:p>
          </table:table-cell>
          <table:table-cell office:value-type="float" office:value="15957" calcext:value-type="float">
            <text:p>159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не знаю)</text:p>
          </table:table-cell>
          <table:table-cell office:value-type="float" office:value="15958" calcext:value-type="float">
            <text:p>159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6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ТВЕЧАЮЩИЙ ИМЕЕТ ДЕТЕЙ ЖИВУЩИХ ДОМА</text:p>
          </table:table-cell>
          <table:table-cell office:value-type="float" office:value="15959" calcext:value-type="float">
            <text:p>159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 ИМЕЕТ</text:p>
          </table:table-cell>
          <table:table-cell office:value-type="float" office:value="15960" calcext:value-type="float">
            <text:p>1596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не знаю)</text:p>
          </table:table-cell>
          <table:table-cell office:value-type="float" office:value="15961" calcext:value-type="float">
            <text:p>159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6</text:p>
          </table:table-cell>
          <table:table-cell office:value-type="string" calcext:value-type="string">
            <text:p>G1a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7</text:p>
          </table:table-cell>
          <table:table-cell office:value-type="string" calcext:value-type="string">
            <text:p>G1b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8</text:p>
          </table:table-cell>
          <table:table-cell office:value-type="string" calcext:value-type="string">
            <text:p>G1c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79</text:p>
          </table:table-cell>
          <table:table-cell office:value-type="string" calcext:value-type="string">
            <text:p>G1d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0</text:p>
          </table:table-cell>
          <table:table-cell office:value-type="string" calcext:value-type="string">
            <text:p>G1e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1</text:p>
          </table:table-cell>
          <table:table-cell office:value-type="string" calcext:value-type="string">
            <text:p>G1f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2</text:p>
          </table:table-cell>
          <table:table-cell office:value-type="string" calcext:value-type="string">
            <text:p>G1g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3</text:p>
          </table:table-cell>
          <table:table-cell office:value-type="string" calcext:value-type="string">
            <text:p>G1h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4</text:p>
          </table:table-cell>
          <table:table-cell office:value-type="string" calcext:value-type="string">
            <text:p>G1i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5</text:p>
          </table:table-cell>
          <table:table-cell office:value-type="string" calcext:value-type="string">
            <text:p>G1j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6</text:p>
          </table:table-cell>
          <table:table-cell office:value-type="string" calcext:value-type="string">
            <text:p>G1k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7</text:p>
          </table:table-cell>
          <table:table-cell office:value-type="string" calcext:value-type="string">
            <text:p>G1l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8</text:p>
          </table:table-cell>
          <table:table-cell office:value-type="string" calcext:value-type="string">
            <text:p>G1m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89</text:p>
          </table:table-cell>
          <table:table-cell office:value-type="string" calcext:value-type="string">
            <text:p>G1n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0</text:p>
          </table:table-cell>
          <table:table-cell office:value-type="string" calcext:value-type="string">
            <text:p>G1o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1</text:p>
          </table:table-cell>
          <table:table-cell office:value-type="string" calcext:value-type="string">
            <text:p>G1p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2</text:p>
          </table:table-cell>
          <table:table-cell office:value-type="string" calcext:value-type="string">
            <text:p>G1q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3</text:p>
          </table:table-cell>
          <table:table-cell office:value-type="string" calcext:value-type="string">
            <text:p>G1r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4</text:p>
          </table:table-cell>
          <table:table-cell office:value-type="string" calcext:value-type="string">
            <text:p>G1s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5</text:p>
          </table:table-cell>
          <table:table-cell office:value-type="string" calcext:value-type="string">
            <text:p>G1t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Очень похож на меня</text:p>
          </table:table-cell>
          <table:table-cell office:value-type="float" office:value="15962" calcext:value-type="float">
            <text:p>1596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Похож на меня</text:p>
          </table:table-cell>
          <table:table-cell office:value-type="float" office:value="15963" calcext:value-type="float">
            <text:p>1596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В чём-то похож на меня</text:p>
          </table:table-cell>
          <table:table-cell office:value-type="float" office:value="15964" calcext:value-type="float">
            <text:p>1596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Немного похож на меня</text:p>
          </table:table-cell>
          <table:table-cell office:value-type="float" office:value="15965" calcext:value-type="float">
            <text:p>1596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Не похож на меня</text:p>
          </table:table-cell>
          <table:table-cell office:value-type="float" office:value="15966" calcext:value-type="float">
            <text:p>1596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Совсем не похож на меня</text:p>
          </table:table-cell>
          <table:table-cell office:value-type="float" office:value="15967" calcext:value-type="float">
            <text:p>1596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6</text:p>
          </table:table-cell>
          <table:table-cell office:value-type="string" calcext:value-type="string">
            <text:p>G1u</text:p>
          </table:table-cell>
          <table:table-cell office:value-type="string" calcext:value-type="string">
            <text:p>(не знаю)</text:p>
          </table:table-cell>
          <table:table-cell office:value-type="float" office:value="15968" calcext:value-type="float">
            <text:p>159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7</text:p>
          </table:table-cell>
          <table:table-cell office:value-type="string" calcext:value-type="string">
            <text:p>G2a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8</text:p>
          </table:table-cell>
          <table:table-cell office:value-type="string" calcext:value-type="string">
            <text:p>G2b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299</text:p>
          </table:table-cell>
          <table:table-cell office:value-type="string" calcext:value-type="string">
            <text:p>G2c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0</text:p>
          </table:table-cell>
          <table:table-cell office:value-type="string" calcext:value-type="string">
            <text:p>G2d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1</text:p>
          </table:table-cell>
          <table:table-cell office:value-type="string" calcext:value-type="string">
            <text:p>G2e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2</text:p>
          </table:table-cell>
          <table:table-cell office:value-type="string" calcext:value-type="string">
            <text:p>G2f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3</text:p>
          </table:table-cell>
          <table:table-cell office:value-type="string" calcext:value-type="string">
            <text:p>G2g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4</text:p>
          </table:table-cell>
          <table:table-cell office:value-type="string" calcext:value-type="string">
            <text:p>G2h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5</text:p>
          </table:table-cell>
          <table:table-cell office:value-type="string" calcext:value-type="string">
            <text:p>G2i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6</text:p>
          </table:table-cell>
          <table:table-cell office:value-type="string" calcext:value-type="string">
            <text:p>G2j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7</text:p>
          </table:table-cell>
          <table:table-cell office:value-type="string" calcext:value-type="string">
            <text:p>G2k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8</text:p>
          </table:table-cell>
          <table:table-cell office:value-type="string" calcext:value-type="string">
            <text:p>G2l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09</text:p>
          </table:table-cell>
          <table:table-cell office:value-type="string" calcext:value-type="string">
            <text:p>G2m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0</text:p>
          </table:table-cell>
          <table:table-cell office:value-type="string" calcext:value-type="string">
            <text:p>G2n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1</text:p>
          </table:table-cell>
          <table:table-cell office:value-type="string" calcext:value-type="string">
            <text:p>G2o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2</text:p>
          </table:table-cell>
          <table:table-cell office:value-type="string" calcext:value-type="string">
            <text:p>G2p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3</text:p>
          </table:table-cell>
          <table:table-cell office:value-type="string" calcext:value-type="string">
            <text:p>G2q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4</text:p>
          </table:table-cell>
          <table:table-cell office:value-type="string" calcext:value-type="string">
            <text:p>G2r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5</text:p>
          </table:table-cell>
          <table:table-cell office:value-type="string" calcext:value-type="string">
            <text:p>G2s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6</text:p>
          </table:table-cell>
          <table:table-cell office:value-type="string" calcext:value-type="string">
            <text:p>G2t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Очень похожа на меня</text:p>
          </table:table-cell>
          <table:table-cell office:value-type="float" office:value="15969" calcext:value-type="float">
            <text:p>1596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Похожа на меня</text:p>
          </table:table-cell>
          <table:table-cell office:value-type="float" office:value="15970" calcext:value-type="float">
            <text:p>159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В чём-то похожа на меня</text:p>
          </table:table-cell>
          <table:table-cell office:value-type="float" office:value="15971" calcext:value-type="float">
            <text:p>1597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Немного похожа на меня</text:p>
          </table:table-cell>
          <table:table-cell office:value-type="float" office:value="15972" calcext:value-type="float">
            <text:p>1597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Не похожа на меня</text:p>
          </table:table-cell>
          <table:table-cell office:value-type="float" office:value="15973" calcext:value-type="float">
            <text:p>159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Совсем не похожа на меня</text:p>
          </table:table-cell>
          <table:table-cell office:value-type="float" office:value="15974" calcext:value-type="float">
            <text:p>1597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7</text:p>
          </table:table-cell>
          <table:table-cell office:value-type="string" calcext:value-type="string">
            <text:p>G2u</text:p>
          </table:table-cell>
          <table:table-cell office:value-type="string" calcext:value-type="string">
            <text:p>(не знаю)</text:p>
          </table:table-cell>
          <table:table-cell office:value-type="float" office:value="15975" calcext:value-type="float">
            <text:p>1597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ЧАСОВ</text:p>
          </table:table-cell>
          <table:table-cell office:value-type="float" office:value="15976" calcext:value-type="float">
            <text:p>159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МИНУТ</text:p>
          </table:table-cell>
          <table:table-cell office:value-type="float" office:value="15977" calcext:value-type="float">
            <text:p>159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не знаю)</text:p>
          </table:table-cell>
          <table:table-cell office:value-type="float" office:value="15978" calcext:value-type="float">
            <text:p>159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  <table:table-cell office:value-type="float" office:value="15991" calcext:value-type="float">
            <text:p>1599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2" calcext:value-type="float">
            <text:p>2</text:p>
          </table:table-cell>
          <table:table-cell office:value-type="float" office:value="15992" calcext:value-type="float">
            <text:p>1599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  <table:table-cell office:value-type="float" office:value="15993" calcext:value-type="float">
            <text:p>159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float" office:value="4" calcext:value-type="float">
            <text:p>4</text:p>
          </table:table-cell>
          <table:table-cell office:value-type="float" office:value="15994" calcext:value-type="float">
            <text:p>1599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Большинству людей можно доверять</text:p>
          </table:table-cell>
          <table:table-cell office:value-type="float" office:value="15995" calcext:value-type="float">
            <text:p>1599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не знаю)</text:p>
          </table:table-cell>
          <table:table-cell office:value-type="float" office:value="15996" calcext:value-type="float">
            <text:p>1599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Большинство людей попытались бы использовать меня</text:p>
          </table:table-cell>
          <table:table-cell office:value-type="float" office:value="15997" calcext:value-type="float">
            <text:p>1599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float" office:value="15998" calcext:value-type="float">
            <text:p>1599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float" office:value="15999" calcext:value-type="float">
            <text:p>1599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float" office:value="16001" calcext:value-type="float">
            <text:p>1600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Большинство людей попытались бы быть порядочными</text:p>
          </table:table-cell>
          <table:table-cell office:value-type="float" office:value="16002" calcext:value-type="float">
            <text:p>1600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не знаю)</text:p>
          </table:table-cell>
          <table:table-cell office:value-type="float" office:value="16003" calcext:value-type="float">
            <text:p>1600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Люди главным образом заботятся о самих себе</text:p>
          </table:table-cell>
          <table:table-cell office:value-type="float" office:value="16004" calcext:value-type="float">
            <text:p>160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1" calcext:value-type="float">
            <text:p>1</text:p>
          </table:table-cell>
          <table:table-cell office:value-type="float" office:value="16005" calcext:value-type="float">
            <text:p>160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2" calcext:value-type="float">
            <text:p>2</text:p>
          </table:table-cell>
          <table:table-cell office:value-type="float" office:value="16006" calcext:value-type="float">
            <text:p>160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3" calcext:value-type="float">
            <text:p>3</text:p>
          </table:table-cell>
          <table:table-cell office:value-type="float" office:value="16007" calcext:value-type="float">
            <text:p>16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float" office:value="4" calcext:value-type="float">
            <text:p>4</text:p>
          </table:table-cell>
          <table:table-cell office:value-type="float" office:value="16008" calcext:value-type="float">
            <text:p>160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009" calcext:value-type="float">
            <text:p>16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не знаю)</text:p>
          </table:table-cell>
          <table:table-cell office:value-type="float" office:value="16010" calcext:value-type="float">
            <text:p>160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5308" calcext:value-type="float">
            <text:p>1530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float" office:value="15309" calcext:value-type="float">
            <text:p>153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  <table:table-cell office:value-type="float" office:value="15310" calcext:value-type="float">
            <text:p>1531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  <table:table-cell office:value-type="float" office:value="15311" calcext:value-type="float">
            <text:p>1531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  <table:table-cell office:value-type="float" office:value="15312" calcext:value-type="float">
            <text:p>153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  <table:table-cell office:value-type="float" office:value="15313" calcext:value-type="float">
            <text:p>1531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6" calcext:value-type="float">
            <text:p>6</text:p>
          </table:table-cell>
          <table:table-cell office:value-type="float" office:value="15314" calcext:value-type="float">
            <text:p>1531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7" calcext:value-type="float">
            <text:p>7</text:p>
          </table:table-cell>
          <table:table-cell office:value-type="float" office:value="15315" calcext:value-type="float">
            <text:p>1531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8" calcext:value-type="float">
            <text:p>8</text:p>
          </table:table-cell>
          <table:table-cell office:value-type="float" office:value="15316" calcext:value-type="float">
            <text:p>1531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float" office:value="9" calcext:value-type="float">
            <text:p>9</text:p>
          </table:table-cell>
          <table:table-cell office:value-type="float" office:value="15317" calcext:value-type="float">
            <text:p>153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5318" calcext:value-type="float">
            <text:p>1531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не знаю)</text:p>
          </table:table-cell>
          <table:table-cell office:value-type="float" office:value="15319" calcext:value-type="float">
            <text:p>1531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979" calcext:value-type="float">
            <text:p>159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Согласен\на</text:p>
          </table:table-cell>
          <table:table-cell office:value-type="float" office:value="15980" calcext:value-type="float">
            <text:p>159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В чём то согласен\на, в чём то не согласен\на</text:p>
          </table:table-cell>
          <table:table-cell office:value-type="float" office:value="15981" calcext:value-type="float">
            <text:p>159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5982" calcext:value-type="float">
            <text:p>159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5983" calcext:value-type="float">
            <text:p>159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не знаю)</text:p>
          </table:table-cell>
          <table:table-cell office:value-type="float" office:value="15984" calcext:value-type="float">
            <text:p>15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Крайне не доволен\на</text:p>
          </table:table-cell>
          <table:table-cell office:value-type="float" office:value="16019" calcext:value-type="float">
            <text:p>1601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2" calcext:value-type="float">
            <text:p>2</text:p>
          </table:table-cell>
          <table:table-cell office:value-type="float" office:value="16021" calcext:value-type="float">
            <text:p>1602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3" calcext:value-type="float">
            <text:p>3</text:p>
          </table:table-cell>
          <table:table-cell office:value-type="float" office:value="16022" calcext:value-type="float">
            <text:p>1602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float" office:value="4" calcext:value-type="float">
            <text:p>4</text:p>
          </table:table-cell>
          <table:table-cell office:value-type="float" office:value="16023" calcext:value-type="float">
            <text:p>1602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024" calcext:value-type="float">
            <text:p>1602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не знаю)</text:p>
          </table:table-cell>
          <table:table-cell office:value-type="float" office:value="16025" calcext:value-type="float">
            <text:p>1602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Большинство людей попытались бы использовать меня</text:p>
          </table:table-cell>
          <table:table-cell office:value-type="float" office:value="16026" calcext:value-type="float">
            <text:p>1602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Большинство людей попытались бы быть порядочными</text:p>
          </table:table-cell>
          <table:table-cell office:value-type="float" office:value="16027" calcext:value-type="float">
            <text:p>16027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не знаю)</text:p>
          </table:table-cell>
          <table:table-cell office:value-type="float" office:value="16028" calcext:value-type="float">
            <text:p>16028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Необходимо быть максимально осторожным</text:p>
          </table:table-cell>
          <table:table-cell office:value-type="float" office:value="16029" calcext:value-type="float">
            <text:p>1602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Большинству людей можно доверять</text:p>
          </table:table-cell>
          <table:table-cell office:value-type="float" office:value="16030" calcext:value-type="float">
            <text:p>1603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не знаю)</text:p>
          </table:table-cell>
          <table:table-cell office:value-type="float" office:value="16031" calcext:value-type="float">
            <text:p>1603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Люди главным образом заботятся о самих себе</text:p>
          </table:table-cell>
          <table:table-cell office:value-type="float" office:value="16032" calcext:value-type="float">
            <text:p>1603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Люди большинство времени стараются быть полезными</text:p>
          </table:table-cell>
          <table:table-cell office:value-type="float" office:value="16033" calcext:value-type="float">
            <text:p>1603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8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не знаю)</text:p>
          </table:table-cell>
          <table:table-cell office:value-type="float" office:value="16034" calcext:value-type="float">
            <text:p>1603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349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0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1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Определенно, да</text:p>
          </table:table-cell>
          <table:table-cell office:value-type="float" office:value="16041" calcext:value-type="float">
            <text:p>1604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Вероятно, да</text:p>
          </table:table-cell>
          <table:table-cell office:value-type="float" office:value="16042" calcext:value-type="float">
            <text:p>1604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Не уверен</text:p>
          </table:table-cell>
          <table:table-cell office:value-type="float" office:value="16043" calcext:value-type="float">
            <text:p>1604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Вероятно, нет</text:p>
          </table:table-cell>
          <table:table-cell office:value-type="float" office:value="16044" calcext:value-type="float">
            <text:p>1604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Определенно нет</text:p>
          </table:table-cell>
          <table:table-cell office:value-type="float" office:value="16045" calcext:value-type="float">
            <text:p>1604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не знаю)</text:p>
          </table:table-cell>
          <table:table-cell office:value-type="float" office:value="16046" calcext:value-type="float">
            <text:p>16046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В виде личного интервью</text:p>
          </table:table-cell>
          <table:table-cell office:value-type="float" office:value="16047" calcext:value-type="float">
            <text:p>1604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Респондент заполнил анкету в вашем присутствии</text:p>
          </table:table-cell>
          <table:table-cell office:value-type="float" office:value="16048" calcext:value-type="float">
            <text:p>1604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Анкета оставлена респонденту и будет вами забрана</text:p>
          </table:table-cell>
          <table:table-cell office:value-type="float" office:value="16049" calcext:value-type="float">
            <text:p>1604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Анкета оставлена респонденту и будет отправлена им по почте</text:p>
          </table:table-cell>
          <table:table-cell office:value-type="float" office:value="16050" calcext:value-type="float">
            <text:p>1605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не знаю)</text:p>
          </table:table-cell>
          <table:table-cell office:value-type="float" office:value="16051" calcext:value-type="float">
            <text:p>1605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Никогда</text:p>
          </table:table-cell>
          <table:table-cell office:value-type="float" office:value="16052" calcext:value-type="float">
            <text:p>1605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Почти никогда</text:p>
          </table:table-cell>
          <table:table-cell office:value-type="float" office:value="16053" calcext:value-type="float">
            <text:p>16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6054" calcext:value-type="float">
            <text:p>1605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Часто</text:p>
          </table:table-cell>
          <table:table-cell office:value-type="float" office:value="16055" calcext:value-type="float">
            <text:p>1605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Очень часто</text:p>
          </table:table-cell>
          <table:table-cell office:value-type="float" office:value="16056" calcext:value-type="float">
            <text:p>1605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не знаю)</text:p>
          </table:table-cell>
          <table:table-cell office:value-type="float" office:value="16057" calcext:value-type="float">
            <text:p>1605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Да</text:p>
          </table:table-cell>
          <table:table-cell office:value-type="float" office:value="15348" calcext:value-type="float">
            <text:p>153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Нет</text:p>
          </table:table-cell>
          <table:table-cell office:value-type="float" office:value="15349" calcext:value-type="float">
            <text:p>1534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не знаю)</text:p>
          </table:table-cell>
          <table:table-cell office:value-type="float" office:value="15350" calcext:value-type="float">
            <text:p>1535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Муж\жена\партнёр</text:p>
          </table:table-cell>
          <table:table-cell office:value-type="float" office:value="16058" calcext:value-type="float">
            <text:p>1605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Сын\дочь (так же приёмные)</text:p>
          </table:table-cell>
          <table:table-cell office:value-type="float" office:value="16059" calcext:value-type="float">
            <text:p>16059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Родители\ тесть\теща\свёкор\свекровь \мачеха или отчим</text:p>
          </table:table-cell>
          <table:table-cell office:value-type="float" office:value="16060" calcext:value-type="float">
            <text:p>1606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6061" calcext:value-type="float">
            <text:p>1606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Другие не родственники</text:p>
          </table:table-cell>
          <table:table-cell office:value-type="float" office:value="16062" calcext:value-type="float">
            <text:p>1606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не знаю)</text:p>
          </table:table-cell>
          <table:table-cell office:value-type="float" office:value="16063" calcext:value-type="float">
            <text:p>1606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S_R01_2002_RUS_IL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главным образом, заботятся о самих себе</text:p>
          </table:table-cell>
          <table:table-cell office:value-type="float" office:value="16064" calcext:value-type="float">
            <text:p>1606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5" calcext:value-type="float">
            <text:p>1606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6" calcext:value-type="float">
            <text:p>1606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7" calcext:value-type="float">
            <text:p>16067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8" calcext:value-type="float">
            <text:p>1606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69" calcext:value-type="float">
            <text:p>1606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0" calcext:value-type="float">
            <text:p>1607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1" calcext:value-type="float">
            <text:p>16071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2" calcext:value-type="float">
            <text:p>1607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N</text:p>
          </table:table-cell>
          <table:table-cell office:value-type="float" office:value="16073" calcext:value-type="float">
            <text:p>1607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074" calcext:value-type="float">
            <text:p>1607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не знаю)</text:p>
          </table:table-cell>
          <table:table-cell office:value-type="float" office:value="16075" calcext:value-type="float">
            <text:p>1607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5219" calcext:value-type="float">
            <text:p>1521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5220" calcext:value-type="float">
            <text:p>1522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часа, но менее часа</text:p>
          </table:table-cell>
          <table:table-cell office:value-type="float" office:value="15221" calcext:value-type="float">
            <text:p>1522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но менее полутора часов</text:p>
          </table:table-cell>
          <table:table-cell office:value-type="float" office:value="15222" calcext:value-type="float">
            <text:p>152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но менее двух часов</text:p>
          </table:table-cell>
          <table:table-cell office:value-type="float" office:value="15223" calcext:value-type="float">
            <text:p>1522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но менее двух с половиной</text:p>
          </table:table-cell>
          <table:table-cell office:value-type="float" office:value="15224" calcext:value-type="float">
            <text:p>1522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но менее трёх</text:p>
          </table:table-cell>
          <table:table-cell office:value-type="float" office:value="15225" calcext:value-type="float">
            <text:p>1522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Три часа и более</text:p>
          </table:table-cell>
          <table:table-cell office:value-type="float" office:value="15226" calcext:value-type="float">
            <text:p>152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не знаю)</text:p>
          </table:table-cell>
          <table:table-cell office:value-type="float" office:value="15227" calcext:value-type="float">
            <text:p>1522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еобходимо быть максимально осторожным</text:p>
          </table:table-cell>
          <table:table-cell office:value-type="float" office:value="16076" calcext:value-type="float">
            <text:p>1607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7" calcext:value-type="float">
            <text:p>1607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8" calcext:value-type="float">
            <text:p>1607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79" calcext:value-type="float">
            <text:p>1607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0" calcext:value-type="float">
            <text:p>1608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1" calcext:value-type="float">
            <text:p>1608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2" calcext:value-type="float">
            <text:p>1608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3" calcext:value-type="float">
            <text:p>16083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4" calcext:value-type="float">
            <text:p>1608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6085" calcext:value-type="float">
            <text:p>1608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6086" calcext:value-type="float">
            <text:p>1608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не знаю)</text:p>
          </table:table-cell>
          <table:table-cell office:value-type="float" office:value="16087" calcext:value-type="float">
            <text:p>1608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6088" calcext:value-type="float">
            <text:p>1608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89" calcext:value-type="float">
            <text:p>1608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0" calcext:value-type="float">
            <text:p>1609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1" calcext:value-type="float">
            <text:p>1609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2" calcext:value-type="float">
            <text:p>1609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3" calcext:value-type="float">
            <text:p>16093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4" calcext:value-type="float">
            <text:p>1609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5" calcext:value-type="float">
            <text:p>16095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6" calcext:value-type="float">
            <text:p>1609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6097" calcext:value-type="float">
            <text:p>1609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098" calcext:value-type="float">
            <text:p>16098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не знаю)</text:p>
          </table:table-cell>
          <table:table-cell office:value-type="float" office:value="16099" calcext:value-type="float">
            <text:p>1609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5273" calcext:value-type="float">
            <text:p>1527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</text:p>
          </table:table-cell>
          <table:table-cell office:value-type="float" office:value="15274" calcext:value-type="float">
            <text:p>1527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нтересуюсь в малой степени</text:p>
          </table:table-cell>
          <table:table-cell office:value-type="float" office:value="15275" calcext:value-type="float">
            <text:p>1527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юсь</text:p>
          </table:table-cell>
          <table:table-cell office:value-type="float" office:value="15276" calcext:value-type="float">
            <text:p>152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не знаю)</text:p>
          </table:table-cell>
          <table:table-cell office:value-type="float" office:value="15277" calcext:value-type="float">
            <text:p>1527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5278" calcext:value-type="float">
            <text:p>1527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5279" calcext:value-type="float">
            <text:p>1527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15280" calcext:value-type="float">
            <text:p>1528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5281" calcext:value-type="float">
            <text:p>1528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5282" calcext:value-type="float">
            <text:p>15282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не знаю)</text:p>
          </table:table-cell>
          <table:table-cell office:value-type="float" office:value="15283" calcext:value-type="float">
            <text:p>1528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нет</text:p>
          </table:table-cell>
          <table:table-cell office:value-type="float" office:value="15284" calcext:value-type="float">
            <text:p>1528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нет</text:p>
          </table:table-cell>
          <table:table-cell office:value-type="float" office:value="15285" calcext:value-type="float">
            <text:p>1528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е уверен</text:p>
          </table:table-cell>
          <table:table-cell office:value-type="float" office:value="15286" calcext:value-type="float">
            <text:p>1528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Вероятно, да</text:p>
          </table:table-cell>
          <table:table-cell office:value-type="float" office:value="15287" calcext:value-type="float">
            <text:p>1528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Абсолютно да</text:p>
          </table:table-cell>
          <table:table-cell office:value-type="float" office:value="15288" calcext:value-type="float">
            <text:p>1528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не знаю)</text:p>
          </table:table-cell>
          <table:table-cell office:value-type="float" office:value="15289" calcext:value-type="float">
            <text:p>1528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00" calcext:value-type="float">
            <text:p>16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1" calcext:value-type="float">
            <text:p>1610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2" calcext:value-type="float">
            <text:p>1610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3" calcext:value-type="float">
            <text:p>1610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4" calcext:value-type="float">
            <text:p>1610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5" calcext:value-type="float">
            <text:p>1610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6" calcext:value-type="float">
            <text:p>1610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7" calcext:value-type="float">
            <text:p>1610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8" calcext:value-type="float">
            <text:p>1610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aN</text:p>
          </table:table-cell>
          <table:table-cell office:value-type="float" office:value="16109" calcext:value-type="float">
            <text:p>1610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10" calcext:value-type="float">
            <text:p>161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не знаю)</text:p>
          </table:table-cell>
          <table:table-cell office:value-type="float" office:value="16111" calcext:value-type="float">
            <text:p>1611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12" calcext:value-type="float">
            <text:p>1611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3" calcext:value-type="float">
            <text:p>1611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4" calcext:value-type="float">
            <text:p>1611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5" calcext:value-type="float">
            <text:p>1611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6" calcext:value-type="float">
            <text:p>1611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7" calcext:value-type="float">
            <text:p>1611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8" calcext:value-type="float">
            <text:p>1611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19" calcext:value-type="float">
            <text:p>1611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20" calcext:value-type="float">
            <text:p>1612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aN</text:p>
          </table:table-cell>
          <table:table-cell office:value-type="float" office:value="16121" calcext:value-type="float">
            <text:p>1612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22" calcext:value-type="float">
            <text:p>1612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не знаю)</text:p>
          </table:table-cell>
          <table:table-cell office:value-type="float" office:value="16123" calcext:value-type="float">
            <text:p>1612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Крайне недоволен\на</text:p>
          </table:table-cell>
          <table:table-cell office:value-type="float" office:value="16124" calcext:value-type="float">
            <text:p>1612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5" calcext:value-type="float">
            <text:p>1612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6" calcext:value-type="float">
            <text:p>1612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7" calcext:value-type="float">
            <text:p>1612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8" calcext:value-type="float">
            <text:p>1612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29" calcext:value-type="float">
            <text:p>1612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0" calcext:value-type="float">
            <text:p>1613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1" calcext:value-type="float">
            <text:p>1613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2" calcext:value-type="float">
            <text:p>1613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aN</text:p>
          </table:table-cell>
          <table:table-cell office:value-type="float" office:value="16133" calcext:value-type="float">
            <text:p>1613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134" calcext:value-type="float">
            <text:p>1613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не знаю)</text:p>
          </table:table-cell>
          <table:table-cell office:value-type="float" office:value="16135" calcext:value-type="float">
            <text:p>1613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сложно</text:p>
          </table:table-cell>
          <table:table-cell office:value-type="float" office:value="15290" calcext:value-type="float">
            <text:p>1529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ложно</text:p>
          </table:table-cell>
          <table:table-cell office:value-type="float" office:value="15291" calcext:value-type="float">
            <text:p>15291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не сложно, и не легко</text:p>
          </table:table-cell>
          <table:table-cell office:value-type="float" office:value="15292" calcext:value-type="float">
            <text:p>1529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Легко</text:p>
          </table:table-cell>
          <table:table-cell office:value-type="float" office:value="15293" calcext:value-type="float">
            <text:p>1529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чень легко</text:p>
          </table:table-cell>
          <table:table-cell office:value-type="float" office:value="15294" calcext:value-type="float">
            <text:p>1529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не знаю)</text:p>
          </table:table-cell>
          <table:table-cell office:value-type="float" office:value="15295" calcext:value-type="float">
            <text:p>152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6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7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5442" calcext:value-type="float">
            <text:p>1544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Согласен \на</text:p>
          </table:table-cell>
          <table:table-cell office:value-type="float" office:value="15443" calcext:value-type="float">
            <text:p>154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В чём-то согласен\на, в чём-то не согласен\на</text:p>
          </table:table-cell>
          <table:table-cell office:value-type="float" office:value="15444" calcext:value-type="float">
            <text:p>1544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Не согласен \на</text:p>
          </table:table-cell>
          <table:table-cell office:value-type="float" office:value="15445" calcext:value-type="float">
            <text:p>15445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Абсолютно не согласен\на</text:p>
          </table:table-cell>
          <table:table-cell office:value-type="float" office:value="15446" calcext:value-type="float">
            <text:p>1544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8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не знаю)</text:p>
          </table:table-cell>
          <table:table-cell office:value-type="float" office:value="15447" calcext:value-type="float">
            <text:p>1544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36" calcext:value-type="float">
            <text:p>1613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7" calcext:value-type="float">
            <text:p>1613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8" calcext:value-type="float">
            <text:p>1613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39" calcext:value-type="float">
            <text:p>1613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0" calcext:value-type="float">
            <text:p>1614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1" calcext:value-type="float">
            <text:p>1614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2" calcext:value-type="float">
            <text:p>1614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3" calcext:value-type="float">
            <text:p>1614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4" calcext:value-type="float">
            <text:p>1614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6145" calcext:value-type="float">
            <text:p>1614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46" calcext:value-type="float">
            <text:p>1614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7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не знаю)</text:p>
          </table:table-cell>
          <table:table-cell office:value-type="float" office:value="16147" calcext:value-type="float">
            <text:p>1614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48" calcext:value-type="float">
            <text:p>1614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49" calcext:value-type="float">
            <text:p>1614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0" calcext:value-type="float">
            <text:p>1615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1" calcext:value-type="float">
            <text:p>1615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2" calcext:value-type="float">
            <text:p>1615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3" calcext:value-type="float">
            <text:p>1615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4" calcext:value-type="float">
            <text:p>1615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5" calcext:value-type="float">
            <text:p>1615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6" calcext:value-type="float">
            <text:p>1615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aN</text:p>
          </table:table-cell>
          <table:table-cell office:value-type="float" office:value="16157" calcext:value-type="float">
            <text:p>1615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58" calcext:value-type="float">
            <text:p>161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не знаю)</text:p>
          </table:table-cell>
          <table:table-cell office:value-type="float" office:value="16159" calcext:value-type="float">
            <text:p>1615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60" calcext:value-type="float">
            <text:p>161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1" calcext:value-type="float">
            <text:p>161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2" calcext:value-type="float">
            <text:p>161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3" calcext:value-type="float">
            <text:p>161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4" calcext:value-type="float">
            <text:p>161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5" calcext:value-type="float">
            <text:p>161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6" calcext:value-type="float">
            <text:p>161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7" calcext:value-type="float">
            <text:p>161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8" calcext:value-type="float">
            <text:p>161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aN</text:p>
          </table:table-cell>
          <table:table-cell office:value-type="float" office:value="16169" calcext:value-type="float">
            <text:p>1616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170" calcext:value-type="float">
            <text:p>1617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не знаю)</text:p>
          </table:table-cell>
          <table:table-cell office:value-type="float" office:value="16171" calcext:value-type="float">
            <text:p>1617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82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Необходимо быть максимальнo осторожным</text:p>
          </table:table-cell>
          <table:table-cell office:value-type="float" office:value="16174" calcext:value-type="float">
            <text:p>1617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5" calcext:value-type="float">
            <text:p>1617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6" calcext:value-type="float">
            <text:p>1617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7" calcext:value-type="float">
            <text:p>1617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NaN</text:p>
          </table:table-cell>
          <table:table-cell office:value-type="float" office:value="16178" calcext:value-type="float">
            <text:p>1617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6179" calcext:value-type="float">
            <text:p>1617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3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(не знаю)</text:p>
          </table:table-cell>
          <table:table-cell office:value-type="float" office:value="16180" calcext:value-type="float">
            <text:p>1618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Большинство людей попытались бы использовать меня</text:p>
          </table:table-cell>
          <table:table-cell office:value-type="float" office:value="16181" calcext:value-type="float">
            <text:p>1618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2" calcext:value-type="float">
            <text:p>1618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3" calcext:value-type="float">
            <text:p>1618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4" calcext:value-type="float">
            <text:p>1618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NaN</text:p>
          </table:table-cell>
          <table:table-cell office:value-type="float" office:value="16185" calcext:value-type="float">
            <text:p>1618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186" calcext:value-type="float">
            <text:p>1618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(не знаю)</text:p>
          </table:table-cell>
          <table:table-cell office:value-type="float" office:value="16187" calcext:value-type="float">
            <text:p>1618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Люди главным образом заботятся о самих себе</text:p>
          </table:table-cell>
          <table:table-cell office:value-type="float" office:value="16188" calcext:value-type="float">
            <text:p>16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89" calcext:value-type="float">
            <text:p>161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0" calcext:value-type="float">
            <text:p>161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1" calcext:value-type="float">
            <text:p>161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NaN</text:p>
          </table:table-cell>
          <table:table-cell office:value-type="float" office:value="16192" calcext:value-type="float">
            <text:p>161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Большинство времени люди стараются быть полезными</text:p>
          </table:table-cell>
          <table:table-cell office:value-type="float" office:value="16193" calcext:value-type="float">
            <text:p>161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5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(не знаю)</text:p>
          </table:table-cell>
          <table:table-cell office:value-type="float" office:value="16194" calcext:value-type="float">
            <text:p>161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195" calcext:value-type="float">
            <text:p>1619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6" calcext:value-type="float">
            <text:p>161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7" calcext:value-type="float">
            <text:p>1619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8" calcext:value-type="float">
            <text:p>1619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199" calcext:value-type="float">
            <text:p>161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0" calcext:value-type="float">
            <text:p>162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1" calcext:value-type="float">
            <text:p>1620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2" calcext:value-type="float">
            <text:p>1620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3" calcext:value-type="float">
            <text:p>1620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NaN</text:p>
          </table:table-cell>
          <table:table-cell office:value-type="float" office:value="16204" calcext:value-type="float">
            <text:p>1620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05" calcext:value-type="float">
            <text:p>1620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6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(не знаю)</text:p>
          </table:table-cell>
          <table:table-cell office:value-type="float" office:value="16206" calcext:value-type="float">
            <text:p>1620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207" calcext:value-type="float">
            <text:p>1620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08" calcext:value-type="float">
            <text:p>1620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09" calcext:value-type="float">
            <text:p>1620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0" calcext:value-type="float">
            <text:p>162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1" calcext:value-type="float">
            <text:p>162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2" calcext:value-type="float">
            <text:p>162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3" calcext:value-type="float">
            <text:p>1621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4" calcext:value-type="float">
            <text:p>1621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5" calcext:value-type="float">
            <text:p>1621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NaN</text:p>
          </table:table-cell>
          <table:table-cell office:value-type="float" office:value="16216" calcext:value-type="float">
            <text:p>1621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17" calcext:value-type="float">
            <text:p>1621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7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(не знаю)</text:p>
          </table:table-cell>
          <table:table-cell office:value-type="float" office:value="16218" calcext:value-type="float">
            <text:p>1621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Абсолютно не доверяю</text:p>
          </table:table-cell>
          <table:table-cell office:value-type="float" office:value="16219" calcext:value-type="float">
            <text:p>1621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0" calcext:value-type="float">
            <text:p>1622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1" calcext:value-type="float">
            <text:p>1622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2" calcext:value-type="float">
            <text:p>1622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3" calcext:value-type="float">
            <text:p>1622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4" calcext:value-type="float">
            <text:p>1622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5" calcext:value-type="float">
            <text:p>1622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6" calcext:value-type="float">
            <text:p>1622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7" calcext:value-type="float">
            <text:p>1622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NaN</text:p>
          </table:table-cell>
          <table:table-cell office:value-type="float" office:value="16228" calcext:value-type="float">
            <text:p>1622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6229" calcext:value-type="float">
            <text:p>1622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8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(не знаю)</text:p>
          </table:table-cell>
          <table:table-cell office:value-type="float" office:value="16230" calcext:value-type="float">
            <text:p>1623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89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0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1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93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Нисколько</text:p>
          </table:table-cell>
          <table:table-cell office:value-type="float" office:value="16011" calcext:value-type="float">
            <text:p>1601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012" calcext:value-type="float">
            <text:p>160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Мало времени</text:p>
          </table:table-cell>
          <table:table-cell office:value-type="float" office:value="16013" calcext:value-type="float">
            <text:p>16013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Какое-то время</text:p>
          </table:table-cell>
          <table:table-cell office:value-type="float" office:value="16014" calcext:value-type="float">
            <text:p>1601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015" calcext:value-type="float">
            <text:p>16015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Много времени</text:p>
          </table:table-cell>
          <table:table-cell office:value-type="float" office:value="16016" calcext:value-type="float">
            <text:p>1601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017" calcext:value-type="float">
            <text:p>1601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(не знаю)</text:p>
          </table:table-cell>
          <table:table-cell office:value-type="float" office:value="16018" calcext:value-type="float">
            <text:p>1601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Нисколько</text:p>
          </table:table-cell>
          <table:table-cell office:value-type="float" office:value="16237" calcext:value-type="float">
            <text:p>1623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Очень мало времени</text:p>
          </table:table-cell>
          <table:table-cell office:value-type="float" office:value="16238" calcext:value-type="float">
            <text:p>16238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Мало времени</text:p>
          </table:table-cell>
          <table:table-cell office:value-type="float" office:value="16239" calcext:value-type="float">
            <text:p>1623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Какое то время</text:p>
          </table:table-cell>
          <table:table-cell office:value-type="float" office:value="16240" calcext:value-type="float">
            <text:p>1624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Достаточно много времени</text:p>
          </table:table-cell>
          <table:table-cell office:value-type="float" office:value="16241" calcext:value-type="float">
            <text:p>1624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Много времени</text:p>
          </table:table-cell>
          <table:table-cell office:value-type="float" office:value="16242" calcext:value-type="float">
            <text:p>1624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16243" calcext:value-type="float">
            <text:p>1624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(не знаю)</text:p>
          </table:table-cell>
          <table:table-cell office:value-type="float" office:value="16244" calcext:value-type="float">
            <text:p>1624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6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8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45" calcext:value-type="float">
            <text:p>1624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6" calcext:value-type="float">
            <text:p>1624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7" calcext:value-type="float">
            <text:p>16247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8" calcext:value-type="float">
            <text:p>1624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6249" calcext:value-type="float">
            <text:p>1624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50" calcext:value-type="float">
            <text:p>1625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399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(не знаю)</text:p>
          </table:table-cell>
          <table:table-cell office:value-type="float" office:value="16251" calcext:value-type="float">
            <text:p>1625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52" calcext:value-type="float">
            <text:p>1625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3" calcext:value-type="float">
            <text:p>1625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4" calcext:value-type="float">
            <text:p>1625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5" calcext:value-type="float">
            <text:p>16255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6256" calcext:value-type="float">
            <text:p>16256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57" calcext:value-type="float">
            <text:p>1625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(не знаю)</text:p>
          </table:table-cell>
          <table:table-cell office:value-type="float" office:value="16258" calcext:value-type="float">
            <text:p>1625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Крайне не доволен\на</text:p>
          </table:table-cell>
          <table:table-cell office:value-type="float" office:value="16259" calcext:value-type="float">
            <text:p>16259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0" calcext:value-type="float">
            <text:p>1626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1" calcext:value-type="float">
            <text:p>16261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2" calcext:value-type="float">
            <text:p>1626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6263" calcext:value-type="float">
            <text:p>1626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Абсолютно доволен\на</text:p>
          </table:table-cell>
          <table:table-cell office:value-type="float" office:value="16264" calcext:value-type="float">
            <text:p>16264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(не знаю)</text:p>
          </table:table-cell>
          <table:table-cell office:value-type="float" office:value="16265" calcext:value-type="float">
            <text:p>1626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Большинство людей попытались бы использовать меня</text:p>
          </table:table-cell>
          <table:table-cell office:value-type="float" office:value="16266" calcext:value-type="float">
            <text:p>16266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<text:s/>Большинство людей попытались бы быть порядочными</text:p>
          </table:table-cell>
          <table:table-cell office:value-type="float" office:value="16267" calcext:value-type="float">
            <text:p>1626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2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не знаю)</text:p>
          </table:table-cell>
          <table:table-cell office:value-type="float" office:value="16268" calcext:value-type="float">
            <text:p>1626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Необходимо быть максимально осторожным</text:p>
          </table:table-cell>
          <table:table-cell office:value-type="float" office:value="16269" calcext:value-type="float">
            <text:p>1626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Большинству людей можно доверять</text:p>
          </table:table-cell>
          <table:table-cell office:value-type="float" office:value="16270" calcext:value-type="float">
            <text:p>1627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не знаю)</text:p>
          </table:table-cell>
          <table:table-cell office:value-type="float" office:value="16271" calcext:value-type="float">
            <text:p>1627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ЧАСОВ И МИНУТ</text:p>
          </table:table-cell>
          <table:table-cell office:value-type="float" office:value="16172" calcext:value-type="float">
            <text:p>161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404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не знаю)</text:p>
          </table:table-cell>
          <table:table-cell office:value-type="float" office:value="16173" calcext:value-type="float">
            <text:p>1617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Люди главным образом заботятся о самих себе</text:p>
          </table:table-cell>
          <table:table-cell office:value-type="float" office:value="16032" calcext:value-type="float">
            <text:p>1603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Люди большинство времени стараются быть полезными</text:p>
          </table:table-cell>
          <table:table-cell office:value-type="float" office:value="16033" calcext:value-type="float">
            <text:p>1603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5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не знаю)</text:p>
          </table:table-cell>
          <table:table-cell office:value-type="float" office:value="16034" calcext:value-type="float">
            <text:p>16034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6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7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Ваша оценка:</text:p>
          </table:table-cell>
          <table:table-cell office:value-type="float" office:value="16272" calcext:value-type="float">
            <text:p>1627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8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(не знаю)</text:p>
          </table:table-cell>
          <table:table-cell office:value-type="float" office:value="16273" calcext:value-type="float">
            <text:p>1627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пределенно, хорошо</text:p>
          </table:table-cell>
          <table:table-cell office:value-type="float" office:value="16035" calcext:value-type="float">
            <text:p>1603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ероятно, хорошо</text:p>
          </table:table-cell>
          <table:table-cell office:value-type="float" office:value="16036" calcext:value-type="float">
            <text:p>160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Не уверен</text:p>
          </table:table-cell>
          <table:table-cell office:value-type="float" office:value="16037" calcext:value-type="float">
            <text:p>16037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Вероятно, плохо</text:p>
          </table:table-cell>
          <table:table-cell office:value-type="float" office:value="16038" calcext:value-type="float">
            <text:p>1603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пределенно, плохо</text:p>
          </table:table-cell>
          <table:table-cell office:value-type="float" office:value="16039" calcext:value-type="float">
            <text:p>1603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(не знаю)</text:p>
          </table:table-cell>
          <table:table-cell office:value-type="float" office:value="16040" calcext:value-type="float">
            <text:p>1604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пределенно, должно</text:p>
          </table:table-cell>
          <table:table-cell office:value-type="float" office:value="16274" calcext:value-type="float">
            <text:p>1627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Вероятно, должно</text:p>
          </table:table-cell>
          <table:table-cell office:value-type="float" office:value="16275" calcext:value-type="float">
            <text:p>16275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Не уверен</text:p>
          </table:table-cell>
          <table:table-cell office:value-type="float" office:value="16276" calcext:value-type="float">
            <text:p>16276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Вероятно, не должно</text:p>
          </table:table-cell>
          <table:table-cell office:value-type="float" office:value="16277" calcext:value-type="float">
            <text:p>1627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пределенно, не должно</text:p>
          </table:table-cell>
          <table:table-cell office:value-type="float" office:value="16278" calcext:value-type="float">
            <text:p>1627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(не знаю)</text:p>
          </table:table-cell>
          <table:table-cell office:value-type="float" office:value="16279" calcext:value-type="float">
            <text:p>1627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пределенно, да</text:p>
          </table:table-cell>
          <table:table-cell office:value-type="float" office:value="16041" calcext:value-type="float">
            <text:p>1604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Вероятно, да</text:p>
          </table:table-cell>
          <table:table-cell office:value-type="float" office:value="16042" calcext:value-type="float">
            <text:p>1604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Не уверен</text:p>
          </table:table-cell>
          <table:table-cell office:value-type="float" office:value="16043" calcext:value-type="float">
            <text:p>1604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Вероятно, нет</text:p>
          </table:table-cell>
          <table:table-cell office:value-type="float" office:value="16044" calcext:value-type="float">
            <text:p>1604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пределенно нет</text:p>
          </table:table-cell>
          <table:table-cell office:value-type="float" office:value="16045" calcext:value-type="float">
            <text:p>1604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(не знаю)</text:p>
          </table:table-cell>
          <table:table-cell office:value-type="float" office:value="16046" calcext:value-type="float">
            <text:p>16046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Абсолютно согласен\\\\на</text:p>
          </table:table-cell>
          <table:table-cell office:value-type="float" office:value="16280" calcext:value-type="float">
            <text:p>1628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Согласен\на</text:p>
          </table:table-cell>
          <table:table-cell office:value-type="float" office:value="16281" calcext:value-type="float">
            <text:p>1628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82" calcext:value-type="float">
            <text:p>1628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83" calcext:value-type="float">
            <text:p>1628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84" calcext:value-type="float">
            <text:p>1628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2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(не знаю)</text:p>
          </table:table-cell>
          <table:table-cell office:value-type="float" office:value="16285" calcext:value-type="float">
            <text:p>1628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Абсолютно согласен\на</text:p>
          </table:table-cell>
          <table:table-cell office:value-type="float" office:value="16231" calcext:value-type="float">
            <text:p>162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Согласен\на</text:p>
          </table:table-cell>
          <table:table-cell office:value-type="float" office:value="16232" calcext:value-type="float">
            <text:p>1623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В чём то согласен\на, в чём то не согласен\на</text:p>
          </table:table-cell>
          <table:table-cell office:value-type="float" office:value="16233" calcext:value-type="float">
            <text:p>1623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Не согласен\на</text:p>
          </table:table-cell>
          <table:table-cell office:value-type="float" office:value="16234" calcext:value-type="float">
            <text:p>1623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Совершенно не согласен\а</text:p>
          </table:table-cell>
          <table:table-cell office:value-type="float" office:value="16235" calcext:value-type="float">
            <text:p>1623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(не знаю)</text:p>
          </table:table-cell>
          <table:table-cell office:value-type="float" office:value="16236" calcext:value-type="float">
            <text:p>162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чень не доволе\на</text:p>
          </table:table-cell>
          <table:table-cell office:value-type="float" office:value="16286" calcext:value-type="float">
            <text:p>1628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6287" calcext:value-type="float">
            <text:p>16287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6288" calcext:value-type="float">
            <text:p>1628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6289" calcext:value-type="float">
            <text:p>16289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(не знаю)</text:p>
          </table:table-cell>
          <table:table-cell office:value-type="float" office:value="16290" calcext:value-type="float">
            <text:p>1629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чень не доволен\на</text:p>
          </table:table-cell>
          <table:table-cell office:value-type="float" office:value="15985" calcext:value-type="float">
            <text:p>159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тчасти, не доволен\на</text:p>
          </table:table-cell>
          <table:table-cell office:value-type="float" office:value="15986" calcext:value-type="float">
            <text:p>159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Вполне доволен\на</text:p>
          </table:table-cell>
          <table:table-cell office:value-type="float" office:value="15987" calcext:value-type="float">
            <text:p>15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Очень доволен\на</text:p>
          </table:table-cell>
          <table:table-cell office:value-type="float" office:value="15988" calcext:value-type="float">
            <text:p>159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(не знаю)</text:p>
          </table:table-cell>
          <table:table-cell office:value-type="float" office:value="15989" calcext:value-type="float">
            <text:p>15989</text:p>
          </table:table-cell>
          <table:table-cell office:value-type="float" office:value="2021" calcext:value-type="float">
            <text:p>202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RUS_IL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мы хотим задать вам несколько вопросов о политике и правительстве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1_2002_RUS_IL_6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теперь, несколько вопросов о Вас и Вашей жизни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Люди приезжают жить в Израиль из других стран по разным причинам.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Для некоторых это историческая родина. Другие приезжают работать или присоединиться к своим семьям.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1_2002_RUS_IL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Некоторые приезжают потому, что им угрожает опасность.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1_2002_RUS_IL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ледующие несколько вопросов относятся к организациям, в которых состоят некоторые люди.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1_2002_RUS_IL_20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И под конец, я бы хотел задать Вам несколько вопросов о Вас и Ваших домочадцах.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1_2002_RUS_IL_27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РЕСПОНДЕНТ: ЕСЛИ ВЫ ЛИЦО МУЖСКОГО ПОЛА, ОТВЕТЬТЕ НА АНКЕТУ С GS1. ЕСЛИ ВЫ ЛИЦО ЖЕНСКОГО ПОЛА, ОТВЕТЬТЕ НА АНКЕТУ GS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1_2002_RUS_IL_31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ВОПРОСЫ ДЛЯ ВСЕХ РЕСПОНДЕНТОВ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SS_R01_2002_RUS_IL_36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ейчас мы хотим задать вам несколько вопросов о политике и правительстве</text:p>
          </table:table-cell>
          <table:table-cell office:value-type="float" office:value="191" calcext:value-type="float">
            <text:p>191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RUS_IL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1_2002_RUS_IL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ESS_R01_2002_RUS_IL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ESS_R01_2002_RUS_IL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ESS_R01_2002_RUS_IL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1_2002_RUS_IL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РТОЧКА 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RUS_IL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КАРТОЧКА 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1_2002_RUS_IL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RUS_IL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КАРТОЧКА 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RUS_IL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RUS_IL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КАРТОЧКА 1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RUS_IL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1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RUS_IL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КАРТОЧКА 1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RUS_IL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RUS_IL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RUS_IL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1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RUS_IL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КАРТОЧКА 1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RUS_IL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1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1_2002_RUS_IL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RUS_IL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1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RUS_IL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КАРТОЧКА 2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RUS_IL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RUS_IL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RUS_IL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МОЖНО ОТМЕТИТЬ БОЛЬШЕ ЧЕМ ОДИН ОТВЕТ)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ESS_R01_2002_RUS_IL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1_2002_RUS_IL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РТОЧКА 2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1_2002_RUS_IL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КАРТОЧКА 2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1_2002_RUS_IL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СПАШИВАТЬ ВСЕХ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1_2002_RUS_IL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КАРТОЧКА 2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1_2002_RUS_IL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ПАШИВАТЬ ВСЕХ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1_2002_RUS_IL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1_2002_RUS_IL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RUS_IL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2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RUS_IL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РТОЧКА 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RUS_IL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РТОЧКА 2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1_2002_RUS_IL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1_2002_RUS_IL_12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РТОЧКА 3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ESS_R01_2002_RUS_IL_12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РТОЧКА 3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S_R01_2002_RUS_IL_1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ESS_R01_2002_RUS_IL_1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3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ESS_R01_2002_RUS_IL_12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RUS_IL_12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РТОЧКА 3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RUS_IL_12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РТОЧКА 3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RUS_IL_13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3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ESS_R01_2002_RUS_IL_13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RUS_IL_13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КАРТОЧКА 3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RUS_IL_13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РТОЧКА 3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RUS_IL_141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КАРТОЧКА 4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SS_R01_2002_RUS_IL_149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КАРТОЧКА 4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RUS_IL_150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КАРТОЧКА 4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КАРТОЧКА 4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ESS_R01_2002_RUS_IL_152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ОТМЕТЬТЕ ВСЕ ПОДХОДЯЩИЕ ОТВЕТЫ ДЛЯ КАЖДОЙ ОРГАНИЗАЦИИ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RUS_IL_17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РТОЧКА 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RUS_IL_18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волонтёрские организации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RUS_IL_18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КАРТОЧКА 4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RUS_IL_184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КАРТОЧКА 4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RUS_IL_18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КАРТОЧКА 4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RUS_IL_19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КАРТОЧКА 4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1_2002_RUS_IL_198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КАРТОЧКА 4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RUS_IL_20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КАРТОЧКА 4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RUS_IL_203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КАРТОЧКА 4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ESS_R01_2002_RUS_IL_206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РТОЧКА 5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RUS_IL_32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2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2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3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5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6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37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3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3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Пожалуйста, отметьте один квадрат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RUS_IL_34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ОТВЕЧАЮТ ВСЕ РЕСПОНДЕНТЫ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RUS_IL_34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4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4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3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54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Пожалуйста, отметьте один квадрат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1_2002_RUS_IL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ОТМЕТЬТЕ ВСЕ ПОДХОДЯЩИЕ ОТВЕТЫ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1_2002_RUS_IL_384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392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4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5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Пожалуйста, отметьте один квадрат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1_2002_RUS_IL_397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0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1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3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09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0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1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3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4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5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6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1_2002_RUS_IL_417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Пожалуйста, отметьте один квадрат.</text:p>
          </table:table-cell>
          <table:table-cell office:value-type="float" office:value="1033" calcext:value-type="float">
            <text:p>1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58:52.212920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00:26.050001703</dc:date>
    <meta:editing-duration>PT3M57S</meta:editing-duration>
    <meta:editing-cycles>7</meta:editing-cycles>
    <meta:generator>LibreOffice/6.0.7.3$Linux_X86_64 LibreOffice_project/00m0$Build-3</meta:generator>
    <meta:document-statistic meta:table-count="4" meta:cell-count="16251" meta:object-count="0"/>
  </office:meta>
</office:document-meta>
</file>